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0.44mm"/>
    </style:style>
    <style:style style:name="co3" style:family="table-column">
      <style:table-column-properties fo:break-before="auto" style:column-width="24.04mm"/>
    </style:style>
    <style:style style:name="co4" style:family="table-column">
      <style:table-column-properties fo:break-before="auto" style:column-width="20.73mm"/>
    </style:style>
    <style:style style:name="co5" style:family="table-column">
      <style:table-column-properties fo:break-before="auto" style:column-width="26.81mm"/>
    </style:style>
    <style:style style:name="co6" style:family="table-column">
      <style:table-column-properties fo:break-before="auto" style:column-width="24.32mm"/>
    </style:style>
    <style:style style:name="co7" style:family="table-column">
      <style:table-column-properties fo:break-before="auto" style:column-width="27.6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nb" fo:country="N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nb" fo:country="N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6" table:default-cell-style-name="Default"/>
        <table:table-row table:style-name="ro1">
          <table:table-cell office:value-type="float" office:value="365" calcext:value-type="float">
            <text:p>36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iv IC 2017</text:p>
          </table:table-cell>
          <table:table-cell office:value-type="string" calcext:value-type="string">
            <text:p>estimate 2000</text:p>
          </table:table-cell>
          <table:table-cell office:value-type="string" calcext:value-type="string">
            <text:p>Civ IC 2000</text:p>
          </table:table-cell>
          <table:table-cell office:value-type="string" calcext:value-type="string">
            <text:p>GDP PPP 1999</text:p>
          </table:table-cell>
          <table:table-cell office:value-type="string" calcext:value-type="string">
            <text:p>Adj PPP 1999</text:p>
          </table:table-cell>
          <table:table-cell office:value-type="string" calcext:value-type="string">
            <text:p>1999 divided on 2018</text:p>
          </table:table-cell>
          <table:table-cell office:value-type="string" calcext:value-type="string">
            <text:p>GDP PPP 2018</text:p>
          </table:table-cell>
          <table:table-cell office:value-type="float" office:value="0.01" calcext:value-type="float">
            <text:p>0,0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gdp/Civ IC</text:p>
          </table:table-cell>
          <table:table-cell office:value-type="string" calcext:value-type="string">
            <text:p>suggested mod</text:p>
          </table:table-cell>
          <table:table-cell office:value-type="string" calcext:value-type="string">
            <text:p>total mod</text:p>
          </table:table-cell>
          <table:table-cell table:number-columns-repeated="3"/>
          <table:table-cell office:value-type="string" calcext:value-type="string">
            <text:p>*365 (25%)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float" office:value="210" calcext:value-type="float">
            <text:p>210</text:p>
          </table:table-cell>
          <table:table-cell table:formula="of:=SUM([.B3:.B3])*[.G3]" office:value-type="float" office:value="137.162784235632" calcext:value-type="float">
            <text:p>137,1627842356</text:p>
          </table:table-cell>
          <table:table-cell/>
          <table:table-cell table:style-name="ce1" office:value-type="float" office:value="9660" calcext:value-type="float">
            <text:p>9660</text:p>
          </table:table-cell>
          <table:table-cell table:formula="of:=SUM([.E3:.E3])*1.46" office:value-type="float" office:value="14103.6" calcext:value-type="float">
            <text:p>14103,6</text:p>
          </table:table-cell>
          <table:table-cell table:formula="of:=SUM([.F3])/[.H3]" office:value-type="float" office:value="0.653156115407771" calcext:value-type="float">
            <text:p>0,6531561154</text:p>
          </table:table-cell>
          <table:table-cell office:value-type="float" office:value="21593" calcext:value-type="float">
            <text:p>21593</text:p>
          </table:table-cell>
          <table:table-cell table:formula="of:=SUM(([.H3])*[.$I$2])/[.$A$1]" office:value-type="float" office:value="0.59158904109589" calcext:value-type="float">
            <text:p>0,5915890411</text:p>
          </table:table-cell>
          <table:table-cell table:formula="of:=SUM(([.H3])*[.$J$2])/[.$A$1]" office:value-type="float" office:value="14.7897260273973" calcext:value-type="float">
            <text:p>14,7897260274</text:p>
          </table:table-cell>
          <table:table-cell table:formula="of:=SUM([.H3])/[.B3]" office:value-type="float" office:value="102.82380952381" calcext:value-type="float">
            <text:p>102,8238095238</text:p>
          </table:table-cell>
          <table:table-cell table:formula="of:=SUM([.K3])/[.$A$1]" office:value-type="float" office:value="0.281709067188519" calcext:value-type="float">
            <text:p>0,2817090672</text:p>
          </table:table-cell>
          <table:table-cell table:formula="of:=SUM(([.L3])*[.B3])" office:value-type="float" office:value="59.158904109589" calcext:value-type="float">
            <text:p>59,1589041096</text:p>
          </table:table-cell>
          <table:table-cell office:value-type="string" calcext:value-type="string">
            <text:p>can be lower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formula="of:=SUM(([.P3])*0.25)*365" office:value-type="float" office:value="2.7375" calcext:value-type="float">
            <text:p>2,7375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144" calcext:value-type="float">
            <text:p>144</text:p>
          </table:table-cell>
          <table:table-cell table:formula="of:=SUM([.B4:.B4])*[.G4]" office:value-type="float" office:value="27.7898660749663" calcext:value-type="float">
            <text:p>27,789866075</text:p>
          </table:table-cell>
          <table:table-cell/>
          <table:table-cell office:value-type="float" office:value="3336" calcext:value-type="float">
            <text:p>3336</text:p>
          </table:table-cell>
          <table:table-cell table:formula="of:=SUM([.E4:.E4])*1.46" office:value-type="float" office:value="4870.56" calcext:value-type="float">
            <text:p>4870,56</text:p>
          </table:table-cell>
          <table:table-cell table:formula="of:=SUM([.F4])/[.H4]" office:value-type="float" office:value="0.192985181076155" calcext:value-type="float">
            <text:p>0,1929851811</text:p>
          </table:table-cell>
          <table:table-cell office:value-type="float" office:value="25238" calcext:value-type="float">
            <text:p>25238</text:p>
          </table:table-cell>
          <table:table-cell table:formula="of:=SUM(([.H4])*[.$I$2])/[.$A$1]" office:value-type="float" office:value="0.691452054794521" calcext:value-type="float">
            <text:p>0,6914520548</text:p>
          </table:table-cell>
          <table:table-cell table:formula="of:=SUM(([.H4])*[.$J$2])/[.$A$1]" office:value-type="float" office:value="17.286301369863" calcext:value-type="float">
            <text:p>17,2863013699</text:p>
          </table:table-cell>
          <table:table-cell table:formula="of:=SUM([.H4])/[.B4]" office:value-type="float" office:value="175.263888888889" calcext:value-type="float">
            <text:p>175,2638888889</text:p>
          </table:table-cell>
          <table:table-cell table:formula="of:=SUM([.K4])/[.$A$1]" office:value-type="float" office:value="0.48017503805175" calcext:value-type="float">
            <text:p>0,4801750381</text:p>
          </table:table-cell>
          <table:table-cell table:formula="of:=SUM(([.L4])*[.B4])" office:value-type="float" office:value="69.1452054794521" calcext:value-type="float">
            <text:p>69,1452054795</text:p>
          </table:table-cell>
          <table:table-cell office:value-type="string" calcext:value-type="string">
            <text:p>give chi +30 IC</text:p>
          </table:table-cell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,08</text:p>
          </table:table-cell>
          <table:table-cell table:formula="of:=SUM(([.P4])*0.25)*365" office:value-type="float" office:value="7.3" calcext:value-type="float">
            <text:p>7,3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72" calcext:value-type="float">
            <text:p>72</text:p>
          </table:table-cell>
          <table:table-cell table:formula="of:=SUM([.B5:.B5])*[.G5]" office:value-type="float" office:value="65.5280369515012" calcext:value-type="float">
            <text:p>65,5280369515</text:p>
          </table:table-cell>
          <table:table-cell/>
          <table:table-cell office:value-type="float" office:value="3239" calcext:value-type="float">
            <text:p>3239</text:p>
          </table:table-cell>
          <table:table-cell table:formula="of:=SUM([.E5:.E5])*1.46" office:value-type="float" office:value="4728.94" calcext:value-type="float">
            <text:p>4728,94</text:p>
          </table:table-cell>
          <table:table-cell table:formula="of:=SUM([.F5])/[.H5]" office:value-type="float" office:value="0.910111624326405" calcext:value-type="float">
            <text:p>0,9101116243</text:p>
          </table:table-cell>
          <table:table-cell office:value-type="float" office:value="5196" calcext:value-type="float">
            <text:p>5196</text:p>
          </table:table-cell>
          <table:table-cell table:formula="of:=SUM(([.H5])*[.$I$2])/[.$A$1]" office:value-type="float" office:value="0.142356164383562" calcext:value-type="float">
            <text:p>0,1423561644</text:p>
          </table:table-cell>
          <table:table-cell table:formula="of:=SUM(([.H5])*[.$J$2])/[.$A$1]" office:value-type="float" office:value="3.55890410958904" calcext:value-type="float">
            <text:p>3,5589041096</text:p>
          </table:table-cell>
          <table:table-cell table:formula="of:=SUM([.H5])/[.B5]" office:value-type="float" office:value="72.1666666666667" calcext:value-type="float">
            <text:p>72,1666666667</text:p>
          </table:table-cell>
          <table:table-cell table:formula="of:=SUM([.K5])/[.$A$1]" office:value-type="float" office:value="0.197716894977169" calcext:value-type="float">
            <text:p>0,197716895</text:p>
          </table:table-cell>
          <table:table-cell table:formula="of:=SUM(([.L5])*[.B5])" office:value-type="float" office:value="14.2356164383562" calcext:value-type="float">
            <text:p>14,235616438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4" calcext:value-type="float">
            <text:p>0,14</text:p>
          </table:table-cell>
          <table:table-cell table:formula="of:=SUM(([.P5])*0.25)*365" office:value-type="float" office:value="12.775" calcext:value-type="float">
            <text:p>12,775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66" calcext:value-type="float">
            <text:p>66</text:p>
          </table:table-cell>
          <table:table-cell table:formula="of:=SUM([.B6:.B6])*[.G6]" office:value-type="float" office:value="18.1214328358209" calcext:value-type="float">
            <text:p>18,1214328358</text:p>
          </table:table-cell>
          <table:table-cell/>
          <table:table-cell office:value-type="float" office:value="1953" calcext:value-type="float">
            <text:p>1953</text:p>
          </table:table-cell>
          <table:table-cell table:formula="of:=SUM([.E6:.E6])*1.46" office:value-type="float" office:value="2851.38" calcext:value-type="float">
            <text:p>2851,38</text:p>
          </table:table-cell>
          <table:table-cell table:formula="of:=SUM([.F6])/[.H6]" office:value-type="float" office:value="0.274567164179104" calcext:value-type="float">
            <text:p>0,2745671642</text:p>
          </table:table-cell>
          <table:table-cell office:value-type="float" office:value="10385" calcext:value-type="float">
            <text:p>10385</text:p>
          </table:table-cell>
          <table:table-cell table:formula="of:=SUM(([.H6])*[.$I$2])/[.$A$1]" office:value-type="float" office:value="0.284520547945205" calcext:value-type="float">
            <text:p>0,2845205479</text:p>
          </table:table-cell>
          <table:table-cell table:formula="of:=SUM(([.H6])*[.$J$2])/[.$A$1]" office:value-type="float" office:value="7.11301369863014" calcext:value-type="float">
            <text:p>7,1130136986</text:p>
          </table:table-cell>
          <table:table-cell table:formula="of:=SUM([.H6])/[.B6]" office:value-type="float" office:value="157.348484848485" calcext:value-type="float">
            <text:p>157,3484848485</text:p>
          </table:table-cell>
          <table:table-cell table:formula="of:=SUM([.K6])/[.$A$1]" office:value-type="float" office:value="0.431091739310917" calcext:value-type="float">
            <text:p>0,4310917393</text:p>
          </table:table-cell>
          <table:table-cell table:formula="of:=SUM(([.L6])*[.B6])" office:value-type="float" office:value="28.4520547945205" calcext:value-type="float">
            <text:p>28,45205479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23" calcext:value-type="float">
            <text:p>0,23</text:p>
          </table:table-cell>
          <table:table-cell table:formula="of:=SUM(([.P6])*0.25)*365" office:value-type="float" office:value="20.9875" calcext:value-type="float">
            <text:p>20,9875</text:p>
          </table:table-cell>
        </table:table-row>
        <table:table-row table:style-name="ro1">
          <table:table-cell office:value-type="string" calcext:value-type="string">
            <text:p>ger</text:p>
          </table:table-cell>
          <table:table-cell office:value-type="float" office:value="56" calcext:value-type="float">
            <text:p>56</text:p>
          </table:table-cell>
          <table:table-cell table:formula="of:=SUM([.B7:.B7])*[.G7]" office:value-type="float" office:value="44.6422011385199" calcext:value-type="float">
            <text:p>44,6422011385</text:p>
          </table:table-cell>
          <table:table-cell/>
          <table:table-cell office:value-type="float" office:value="2302" calcext:value-type="float">
            <text:p>2302</text:p>
          </table:table-cell>
          <table:table-cell table:formula="of:=SUM([.E7:.E7])*1.46" office:value-type="float" office:value="3360.92" calcext:value-type="float">
            <text:p>3360,92</text:p>
          </table:table-cell>
          <table:table-cell table:formula="of:=SUM([.F7])/[.H7]" office:value-type="float" office:value="0.797182163187856" calcext:value-type="float">
            <text:p>0,7971821632</text:p>
          </table:table-cell>
          <table:table-cell office:value-type="float" office:value="4216" calcext:value-type="float">
            <text:p>4216</text:p>
          </table:table-cell>
          <table:table-cell table:formula="of:=SUM(([.H7])*[.$I$2])/[.$A$1]" office:value-type="float" office:value="0.115506849315069" calcext:value-type="float">
            <text:p>0,1155068493</text:p>
          </table:table-cell>
          <table:table-cell table:formula="of:=SUM(([.H7])*[.$J$2])/[.$A$1]" office:value-type="float" office:value="2.88767123287671" calcext:value-type="float">
            <text:p>2,8876712329</text:p>
          </table:table-cell>
          <table:table-cell table:formula="of:=SUM([.H7])/[.B7]" office:value-type="float" office:value="75.2857142857143" calcext:value-type="float">
            <text:p>75,2857142857</text:p>
          </table:table-cell>
          <table:table-cell table:formula="of:=SUM([.K7])/[.$A$1]" office:value-type="float" office:value="0.206262230919765" calcext:value-type="float">
            <text:p>0,2062622309</text:p>
          </table:table-cell>
          <table:table-cell table:formula="of:=SUM(([.L7])*[.B7])" office:value-type="float" office:value="11.5506849315069" calcext:value-type="float">
            <text:p>11,550684931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38" calcext:value-type="float">
            <text:p>0,38</text:p>
          </table:table-cell>
          <table:table-cell table:formula="of:=SUM(([.P7])*0.25)*365" office:value-type="float" office:value="34.675" calcext:value-type="float">
            <text:p>34,675</text:p>
          </table:table-cell>
        </table:table-row>
        <table:table-row table:style-name="ro1">
          <table:table-cell office:value-type="string" calcext:value-type="string">
            <text:p>uk</text:p>
          </table:table-cell>
          <table:table-cell office:value-type="float" office:value="40" calcext:value-type="float">
            <text:p>40</text:p>
          </table:table-cell>
          <table:table-cell table:formula="of:=SUM([.B8:.B8])*[.G8]" office:value-type="float" office:value="28.681541038526" calcext:value-type="float">
            <text:p>28,6815410385</text:p>
          </table:table-cell>
          <table:table-cell/>
          <table:table-cell office:value-type="float" office:value="1466" calcext:value-type="float">
            <text:p>1466</text:p>
          </table:table-cell>
          <table:table-cell table:formula="of:=SUM([.E8:.E8])*1.46" office:value-type="float" office:value="2140.36" calcext:value-type="float">
            <text:p>2140,36</text:p>
          </table:table-cell>
          <table:table-cell table:formula="of:=SUM([.F8])/[.H8]" office:value-type="float" office:value="0.717038525963149" calcext:value-type="float">
            <text:p>0,717038526</text:p>
          </table:table-cell>
          <table:table-cell office:value-type="float" office:value="2985" calcext:value-type="float">
            <text:p>2985</text:p>
          </table:table-cell>
          <table:table-cell table:formula="of:=SUM(([.H8])*[.$I$2])/[.$A$1]" office:value-type="float" office:value="0.0817808219178082" calcext:value-type="float">
            <text:p>0,0817808219</text:p>
          </table:table-cell>
          <table:table-cell table:formula="of:=SUM(([.H8])*[.$J$2])/[.$A$1]" office:value-type="float" office:value="2.04452054794521" calcext:value-type="float">
            <text:p>2,0445205479</text:p>
          </table:table-cell>
          <table:table-cell table:formula="of:=SUM([.H8])/[.B8]" office:value-type="float" office:value="74.625" calcext:value-type="float">
            <text:p>74,625</text:p>
          </table:table-cell>
          <table:table-cell table:formula="of:=SUM([.K8])/[.$A$1]" office:value-type="float" office:value="0.204452054794521" calcext:value-type="float">
            <text:p>0,2044520548</text:p>
          </table:table-cell>
          <table:table-cell table:formula="of:=SUM(([.L8])*[.B8])" office:value-type="float" office:value="8.17808219178082" calcext:value-type="float">
            <text:p>8,178082191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54" calcext:value-type="float">
            <text:p>0,54</text:p>
          </table:table-cell>
          <table:table-cell table:formula="of:=SUM(([.P8])*0.25)*365" office:value-type="float" office:value="49.275" calcext:value-type="float">
            <text:p>49,275</text:p>
          </table:table-cell>
        </table:table-row>
        <table:table-row table:style-name="ro1">
          <table:table-cell office:value-type="string" calcext:value-type="string">
            <text:p>rus</text:p>
          </table:table-cell>
          <table:table-cell office:value-type="float" office:value="39" calcext:value-type="float">
            <text:p>39</text:p>
          </table:table-cell>
          <table:table-cell table:formula="of:=SUM([.B9:.B9])*[.G9]" office:value-type="float" office:value="22.2369230769231" calcext:value-type="float">
            <text:p>22,2369230769</text:p>
          </table:table-cell>
          <table:table-cell/>
          <table:table-cell office:value-type="float" office:value="1452" calcext:value-type="float">
            <text:p>1452</text:p>
          </table:table-cell>
          <table:table-cell table:formula="of:=SUM([.E9:.E9])*1.46" office:value-type="float" office:value="2119.92" calcext:value-type="float">
            <text:p>2119,92</text:p>
          </table:table-cell>
          <table:table-cell table:formula="of:=SUM([.F9])/[.H9]" office:value-type="float" office:value="0.570177514792899" calcext:value-type="float">
            <text:p>0,5701775148</text:p>
          </table:table-cell>
          <table:table-cell office:value-type="float" office:value="3718" calcext:value-type="float">
            <text:p>3718</text:p>
          </table:table-cell>
          <table:table-cell table:formula="of:=SUM(([.H9])*[.$I$2])/[.$A$1]" office:value-type="float" office:value="0.10186301369863" calcext:value-type="float">
            <text:p>0,1018630137</text:p>
          </table:table-cell>
          <table:table-cell table:formula="of:=SUM(([.H9])*[.$J$2])/[.$A$1]" office:value-type="float" office:value="2.54657534246575" calcext:value-type="float">
            <text:p>2,5465753425</text:p>
          </table:table-cell>
          <table:table-cell table:formula="of:=SUM([.H9])/[.B9]" office:value-type="float" office:value="95.3333333333333" calcext:value-type="float">
            <text:p>95,3333333333</text:p>
          </table:table-cell>
          <table:table-cell table:formula="of:=SUM([.K9])/[.$A$1]" office:value-type="float" office:value="0.261187214611872" calcext:value-type="float">
            <text:p>0,2611872146</text:p>
          </table:table-cell>
          <table:table-cell table:formula="of:=SUM(([.L9])*[.B9])" office:value-type="float" office:value="10.186301369863" calcext:value-type="float">
            <text:p>10,186301369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74" calcext:value-type="float">
            <text:p>0,74</text:p>
          </table:table-cell>
          <table:table-cell table:formula="of:=SUM(([.P9])*0.25)*365" office:value-type="float" office:value="67.525" calcext:value-type="float">
            <text:p>67,525</text:p>
          </table:table-cell>
        </table:table-row>
        <table:table-row table:style-name="ro1">
          <table:table-cell office:value-type="string" calcext:value-type="string">
            <text:p>ino</text:p>
          </table:table-cell>
          <table:table-cell office:value-type="float" office:value="35" calcext:value-type="float">
            <text:p>35</text:p>
          </table:table-cell>
          <table:table-cell table:formula="of:=SUM([.B10:.B10])*[.G10]" office:value-type="float" office:value="13.0009127210496" calcext:value-type="float">
            <text:p>13,000912721</text:p>
          </table:table-cell>
          <table:table-cell/>
          <table:table-cell office:value-type="float" office:value="892" calcext:value-type="float">
            <text:p>892</text:p>
          </table:table-cell>
          <table:table-cell table:formula="of:=SUM([.E10:.E10])*1.46" office:value-type="float" office:value="1302.32" calcext:value-type="float">
            <text:p>1302,32</text:p>
          </table:table-cell>
          <table:table-cell table:formula="of:=SUM([.F10])/[.H10]" office:value-type="float" office:value="0.371454649172847" calcext:value-type="float">
            <text:p>0,3714546492</text:p>
          </table:table-cell>
          <table:table-cell office:value-type="float" office:value="3506" calcext:value-type="float">
            <text:p>3506</text:p>
          </table:table-cell>
          <table:table-cell table:formula="of:=SUM(([.H10])*[.$I$2])/[.$A$1]" office:value-type="float" office:value="0.0960547945205479" calcext:value-type="float">
            <text:p>0,0960547945</text:p>
          </table:table-cell>
          <table:table-cell table:formula="of:=SUM(([.H10])*[.$J$2])/[.$A$1]" office:value-type="float" office:value="2.4013698630137" calcext:value-type="float">
            <text:p>2,401369863</text:p>
          </table:table-cell>
          <table:table-cell table:formula="of:=SUM([.H10])/[.B10]" office:value-type="float" office:value="100.171428571429" calcext:value-type="float">
            <text:p>100,1714285714</text:p>
          </table:table-cell>
          <table:table-cell table:formula="of:=SUM([.K10])/[.$A$1]" office:value-type="float" office:value="0.274442270058708" calcext:value-type="float">
            <text:p>0,2744422701</text:p>
          </table:table-cell>
          <table:table-cell table:formula="of:=SUM(([.L10])*[.B10])" office:value-type="float" office:value="9.60547945205479" calcext:value-type="float">
            <text:p>9,605479452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96" calcext:value-type="float">
            <text:p>0,96</text:p>
          </table:table-cell>
          <table:table-cell table:formula="of:=SUM(([.P10])*0.25)*365" office:value-type="float" office:value="87.6" calcext:value-type="float">
            <text:p>87,6</text:p>
          </table:table-cell>
        </table:table-row>
        <table:table-row table:style-name="ro1">
          <table:table-cell office:value-type="string" calcext:value-type="string">
            <text:p>ita</text:p>
          </table:table-cell>
          <table:table-cell office:value-type="float" office:value="30" calcext:value-type="float">
            <text:p>30</text:p>
          </table:table-cell>
          <table:table-cell table:formula="of:=SUM([.B11:.B11])*[.G11]" office:value-type="float" office:value="28.4098097251586" calcext:value-type="float">
            <text:p>28,4098097252</text:p>
          </table:table-cell>
          <table:table-cell/>
          <table:table-cell office:value-type="float" office:value="1534" calcext:value-type="float">
            <text:p>1534</text:p>
          </table:table-cell>
          <table:table-cell table:formula="of:=SUM([.E11:.E11])*1.46" office:value-type="float" office:value="2239.64" calcext:value-type="float">
            <text:p>2239,64</text:p>
          </table:table-cell>
          <table:table-cell table:formula="of:=SUM([.F11])/[.H11]" office:value-type="float" office:value="0.946993657505285" calcext:value-type="float">
            <text:p>0,9469936575</text:p>
          </table:table-cell>
          <table:table-cell office:value-type="float" office:value="2365" calcext:value-type="float">
            <text:p>2365</text:p>
          </table:table-cell>
          <table:table-cell table:formula="of:=SUM(([.H11])*[.$I$2])/[.$A$1]" office:value-type="float" office:value="0.0647945205479452" calcext:value-type="float">
            <text:p>0,0647945205</text:p>
          </table:table-cell>
          <table:table-cell table:formula="of:=SUM(([.H11])*[.$J$2])/[.$A$1]" office:value-type="float" office:value="1.61986301369863" calcext:value-type="float">
            <text:p>1,6198630137</text:p>
          </table:table-cell>
          <table:table-cell table:formula="of:=SUM([.H11])/[.B11]" office:value-type="float" office:value="78.8333333333333" calcext:value-type="float">
            <text:p>78,8333333333</text:p>
          </table:table-cell>
          <table:table-cell table:formula="of:=SUM([.K11])/[.$A$1]" office:value-type="float" office:value="0.215981735159817" calcext:value-type="float">
            <text:p>0,2159817352</text:p>
          </table:table-cell>
          <table:table-cell table:formula="of:=SUM(([.L11])*[.B11])" office:value-type="float" office:value="6.47945205479452" calcext:value-type="float">
            <text:p>6,479452054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.18" calcext:value-type="float">
            <text:p>1,18</text:p>
          </table:table-cell>
          <table:table-cell table:formula="of:=SUM(([.P11])*0.25)*365" office:value-type="float" office:value="107.675" calcext:value-type="float">
            <text:p>107,675</text:p>
          </table:table-cell>
        </table:table-row>
        <table:table-row table:style-name="ro1">
          <table:table-cell office:value-type="string" calcext:value-type="string">
            <text:p>spa</text:p>
          </table:table-cell>
          <table:table-cell office:value-type="float" office:value="25" calcext:value-type="float">
            <text:p>25</text:p>
          </table:table-cell>
          <table:table-cell table:formula="of:=SUM([.B12:.B12])*[.G12]" office:value-type="float" office:value="18.0116974972797" calcext:value-type="float">
            <text:p>18,0116974973</text:p>
          </table:table-cell>
          <table:table-cell/>
          <table:table-cell office:value-type="float" office:value="907" calcext:value-type="float">
            <text:p>907</text:p>
          </table:table-cell>
          <table:table-cell table:formula="of:=SUM([.E12:.E12])*1.46" office:value-type="float" office:value="1324.22" calcext:value-type="float">
            <text:p>1324,22</text:p>
          </table:table-cell>
          <table:table-cell table:formula="of:=SUM([.F12])/[.H12]" office:value-type="float" office:value="0.720467899891186" calcext:value-type="float">
            <text:p>0,7204678999</text:p>
          </table:table-cell>
          <table:table-cell office:value-type="float" office:value="1838" calcext:value-type="float">
            <text:p>1838</text:p>
          </table:table-cell>
          <table:table-cell table:formula="of:=SUM(([.H12])*[.$I$2])/[.$A$1]" office:value-type="float" office:value="0.0503561643835616" calcext:value-type="float">
            <text:p>0,0503561644</text:p>
          </table:table-cell>
          <table:table-cell table:formula="of:=SUM(([.H12])*[.$J$2])/[.$A$1]" office:value-type="float" office:value="1.25890410958904" calcext:value-type="float">
            <text:p>1,2589041096</text:p>
          </table:table-cell>
          <table:table-cell table:formula="of:=SUM([.H12])/[.B12]" office:value-type="float" office:value="73.52" calcext:value-type="float">
            <text:p>73,52</text:p>
          </table:table-cell>
          <table:table-cell table:formula="of:=SUM([.K12])/[.$A$1]" office:value-type="float" office:value="0.201424657534247" calcext:value-type="float">
            <text:p>0,2014246575</text:p>
          </table:table-cell>
          <table:table-cell table:formula="of:=SUM(([.L12])*[.B12])" office:value-type="float" office:value="5.03561643835616" calcext:value-type="float">
            <text:p>5,035616438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.4" calcext:value-type="float">
            <text:p>1,4</text:p>
          </table:table-cell>
          <table:table-cell table:formula="of:=SUM(([.P12])*0.25)*365" office:value-type="float" office:value="127.75" calcext:value-type="float">
            <text:p>127,75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18" calcext:value-type="float">
            <text:p>18</text:p>
          </table:table-cell>
          <table:table-cell table:formula="of:=SUM([.B13:.B13])*[.G13]" office:value-type="float" office:value="9.36646153846154" calcext:value-type="float">
            <text:p>9,3664615385</text:p>
          </table:table-cell>
          <table:table-cell/>
          <table:table-cell office:value-type="float" office:value="417" calcext:value-type="float">
            <text:p>417</text:p>
          </table:table-cell>
          <table:table-cell table:formula="of:=SUM([.E13:.E13])*1.46" office:value-type="float" office:value="608.82" calcext:value-type="float">
            <text:p>608,82</text:p>
          </table:table-cell>
          <table:table-cell table:formula="of:=SUM([.F13])/[.H13]" office:value-type="float" office:value="0.520358974358974" calcext:value-type="float">
            <text:p>0,5203589744</text:p>
          </table:table-cell>
          <table:table-cell office:value-type="float" office:value="1170" calcext:value-type="float">
            <text:p>1170</text:p>
          </table:table-cell>
          <table:table-cell table:formula="of:=SUM(([.H13])*[.$I$2])/[.$A$1]" office:value-type="float" office:value="0.0320547945205479" calcext:value-type="float">
            <text:p>0,0320547945</text:p>
          </table:table-cell>
          <table:table-cell table:formula="of:=SUM(([.H13])*[.$J$2])/[.$A$1]" office:value-type="float" office:value="0.801369863013699" calcext:value-type="float">
            <text:p>0,801369863</text:p>
          </table:table-cell>
          <table:table-cell table:formula="of:=SUM([.H13])/[.B13]" office:value-type="float" office:value="65" calcext:value-type="float">
            <text:p>65</text:p>
          </table:table-cell>
          <table:table-cell table:formula="of:=SUM([.K13])/[.$A$1]" office:value-type="float" office:value="0.178082191780822" calcext:value-type="float">
            <text:p>0,1780821918</text:p>
          </table:table-cell>
          <table:table-cell table:formula="of:=SUM(([.L13])*[.B13])" office:value-type="float" office:value="3.20547945205479" calcext:value-type="float">
            <text:p>3,205479452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.62" calcext:value-type="float">
            <text:p>1,62</text:p>
          </table:table-cell>
          <table:table-cell table:formula="of:=SUM(([.P13])*0.25)*365" office:value-type="float" office:value="147.825" calcext:value-type="float">
            <text:p>147,825</text:p>
          </table:table-cell>
        </table:table-row>
        <table:table-row table:style-name="ro1">
          <table:table-cell office:value-type="string" calcext:value-type="string">
            <text:p>hol</text:p>
          </table:table-cell>
          <table:table-cell office:value-type="float" office:value="15" calcext:value-type="float">
            <text:p>15</text:p>
          </table:table-cell>
          <table:table-cell table:formula="of:=SUM([.B14:.B14])*[.G14]" office:value-type="float" office:value="11.4946031746032" calcext:value-type="float">
            <text:p>11,4946031746</text:p>
          </table:table-cell>
          <table:table-cell/>
          <table:table-cell office:value-type="float" office:value="496" calcext:value-type="float">
            <text:p>496</text:p>
          </table:table-cell>
          <table:table-cell table:formula="of:=SUM([.E14:.E14])*1.46" office:value-type="float" office:value="724.16" calcext:value-type="float">
            <text:p>724,16</text:p>
          </table:table-cell>
          <table:table-cell table:formula="of:=SUM([.F14])/[.H14]" office:value-type="float" office:value="0.766306878306878" calcext:value-type="float">
            <text:p>0,7663068783</text:p>
          </table:table-cell>
          <table:table-cell office:value-type="float" office:value="945" calcext:value-type="float">
            <text:p>945</text:p>
          </table:table-cell>
          <table:table-cell table:formula="of:=SUM(([.H14])*[.$I$2])/[.$A$1]" office:value-type="float" office:value="0.0258904109589041" calcext:value-type="float">
            <text:p>0,025890411</text:p>
          </table:table-cell>
          <table:table-cell table:formula="of:=SUM(([.H14])*[.$J$2])/[.$A$1]" office:value-type="float" office:value="0.647260273972603" calcext:value-type="float">
            <text:p>0,647260274</text:p>
          </table:table-cell>
          <table:table-cell table:formula="of:=SUM([.H14])/[.B14]" office:value-type="float" office:value="63" calcext:value-type="float">
            <text:p>63</text:p>
          </table:table-cell>
          <table:table-cell table:formula="of:=SUM([.K14])/[.$A$1]" office:value-type="float" office:value="0.172602739726027" calcext:value-type="float">
            <text:p>0,1726027397</text:p>
          </table:table-cell>
          <table:table-cell table:formula="of:=SUM(([.L14])*[.B14])" office:value-type="float" office:value="2.58904109589041" calcext:value-type="float">
            <text:p>2,589041095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.84" calcext:value-type="float">
            <text:p>1,84</text:p>
          </table:table-cell>
          <table:table-cell table:formula="of:=SUM(([.P14])*0.25)*365" office:value-type="float" office:value="167.9" calcext:value-type="float">
            <text:p>167,9</text:p>
          </table:table-cell>
        </table:table-row>
        <table:table-row table:style-name="ro1">
          <table:table-cell office:value-type="string" calcext:value-type="string">
            <text:p>Iran</text:p>
          </table:table-cell>
          <table:table-cell office:value-type="float" office:value="14" calcext:value-type="float">
            <text:p>14</text:p>
          </table:table-cell>
          <table:table-cell table:formula="of:=SUM([.B15:.B15])*[.G15]" office:value-type="float" office:value="7.13718464351005" calcext:value-type="float">
            <text:p>7,1371846435</text:p>
          </table:table-cell>
          <table:table-cell/>
          <table:table-cell office:value-type="float" office:value="573" calcext:value-type="float">
            <text:p>573</text:p>
          </table:table-cell>
          <table:table-cell table:formula="of:=SUM([.E15:.E15])*1.46" office:value-type="float" office:value="836.58" calcext:value-type="float">
            <text:p>836,58</text:p>
          </table:table-cell>
          <table:table-cell table:formula="of:=SUM([.F15])/[.H15]" office:value-type="float" office:value="0.509798903107861" calcext:value-type="float">
            <text:p>0,5097989031</text:p>
          </table:table-cell>
          <table:table-cell office:value-type="float" office:value="1641" calcext:value-type="float">
            <text:p>1641</text:p>
          </table:table-cell>
          <table:table-cell table:formula="of:=SUM(([.H15])*[.$I$2])/[.$A$1]" office:value-type="float" office:value="0.044958904109589" calcext:value-type="float">
            <text:p>0,0449589041</text:p>
          </table:table-cell>
          <table:table-cell table:formula="of:=SUM(([.H15])*[.$J$2])/[.$A$1]" office:value-type="float" office:value="1.12397260273973" calcext:value-type="float">
            <text:p>1,1239726027</text:p>
          </table:table-cell>
          <table:table-cell table:formula="of:=SUM([.H15])/[.B15]" office:value-type="float" office:value="117.214285714286" calcext:value-type="float">
            <text:p>117,2142857143</text:p>
          </table:table-cell>
          <table:table-cell table:formula="of:=SUM([.K15])/[.$A$1]" office:value-type="float" office:value="0.321135029354207" calcext:value-type="float">
            <text:p>0,3211350294</text:p>
          </table:table-cell>
          <table:table-cell table:formula="of:=SUM(([.L15])*[.B15])" office:value-type="float" office:value="4.4958904109589" calcext:value-type="float">
            <text:p>4,49589041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.06" calcext:value-type="float">
            <text:p>2,06</text:p>
          </table:table-cell>
          <table:table-cell table:formula="of:=SUM(([.P15])*0.25)*365" office:value-type="float" office:value="187.975" calcext:value-type="float">
            <text:p>187,975</text:p>
          </table:table-cell>
        </table:table-row>
        <table:table-row table:style-name="ro1">
          <table:table-cell office:value-type="string" calcext:value-type="string">
            <text:p>phi</text:p>
          </table:table-cell>
          <table:table-cell office:value-type="float" office:value="13" calcext:value-type="float">
            <text:p>13</text:p>
          </table:table-cell>
          <table:table-cell table:formula="of:=SUM([.B16:.B16])*[.G16]" office:value-type="float" office:value="4.69211752786221" calcext:value-type="float">
            <text:p>4,6921175279</text:p>
          </table:table-cell>
          <table:table-cell/>
          <table:table-cell office:value-type="float" office:value="244" calcext:value-type="float">
            <text:p>244</text:p>
          </table:table-cell>
          <table:table-cell table:formula="of:=SUM([.E16:.E16])*1.46" office:value-type="float" office:value="356.24" calcext:value-type="float">
            <text:p>356,24</text:p>
          </table:table-cell>
          <table:table-cell table:formula="of:=SUM([.F16])/[.H16]" office:value-type="float" office:value="0.360932117527862" calcext:value-type="float">
            <text:p>0,3609321175</text:p>
          </table:table-cell>
          <table:table-cell table:style-name="ce2" office:value-type="float" office:value="987" calcext:value-type="float">
            <text:p>987</text:p>
          </table:table-cell>
          <table:table-cell table:formula="of:=SUM(([.H16])*[.$I$2])/[.$A$1]" office:value-type="float" office:value="0.027041095890411" calcext:value-type="float">
            <text:p>0,0270410959</text:p>
          </table:table-cell>
          <table:table-cell table:formula="of:=SUM(([.H16])*[.$J$2])/[.$A$1]" office:value-type="float" office:value="0.676027397260274" calcext:value-type="float">
            <text:p>0,6760273973</text:p>
          </table:table-cell>
          <table:table-cell table:formula="of:=SUM([.H16])/[.B16]" office:value-type="float" office:value="75.9230769230769" calcext:value-type="float">
            <text:p>75,9230769231</text:p>
          </table:table-cell>
          <table:table-cell table:formula="of:=SUM([.K16])/[.$A$1]" office:value-type="float" office:value="0.208008429926238" calcext:value-type="float">
            <text:p>0,2080084299</text:p>
          </table:table-cell>
          <table:table-cell table:formula="of:=SUM(([.L16])*[.B16])" office:value-type="float" office:value="2.7041095890411" calcext:value-type="float">
            <text:p>2,70410958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.28" calcext:value-type="float">
            <text:p>2,28</text:p>
          </table:table-cell>
          <table:table-cell table:formula="of:=SUM(([.P16])*0.25)*365" office:value-type="float" office:value="208.05" calcext:value-type="float">
            <text:p>208,05</text:p>
          </table:table-cell>
        </table:table-row>
        <table:table-row table:style-name="ro1">
          <table:table-cell office:value-type="string" calcext:value-type="string">
            <text:p>sau</text:p>
          </table:table-cell>
          <table:table-cell office:value-type="float" office:value="12" calcext:value-type="float">
            <text:p>12</text:p>
          </table:table-cell>
          <table:table-cell table:formula="of:=SUM([.B17:.B17])*[.G17]" office:value-type="float" office:value="6.00790381599582" calcext:value-type="float">
            <text:p>6,007903816</text:p>
          </table:table-cell>
          <table:table-cell/>
          <table:table-cell office:value-type="float" office:value="656" calcext:value-type="float">
            <text:p>656</text:p>
          </table:table-cell>
          <table:table-cell table:formula="of:=SUM([.E17:.E17])*1.46" office:value-type="float" office:value="957.76" calcext:value-type="float">
            <text:p>957,76</text:p>
          </table:table-cell>
          <table:table-cell table:formula="of:=SUM([.F17])/[.H17]" office:value-type="float" office:value="0.500658651332985" calcext:value-type="float">
            <text:p>0,5006586513</text:p>
          </table:table-cell>
          <table:table-cell office:value-type="float" office:value="1913" calcext:value-type="float">
            <text:p>1913</text:p>
          </table:table-cell>
          <table:table-cell table:formula="of:=SUM(([.H17])*[.$I$2])/[.$A$1]" office:value-type="float" office:value="0.0524109589041096" calcext:value-type="float">
            <text:p>0,0524109589</text:p>
          </table:table-cell>
          <table:table-cell table:formula="of:=SUM(([.H17])*[.$J$2])/[.$A$1]" office:value-type="float" office:value="1.31027397260274" calcext:value-type="float">
            <text:p>1,3102739726</text:p>
          </table:table-cell>
          <table:table-cell table:formula="of:=SUM([.H17])/[.B17]" office:value-type="float" office:value="159.416666666667" calcext:value-type="float">
            <text:p>159,4166666667</text:p>
          </table:table-cell>
          <table:table-cell table:formula="of:=SUM([.K17])/[.$A$1]" office:value-type="float" office:value="0.43675799086758" calcext:value-type="float">
            <text:p>0,4367579909</text:p>
          </table:table-cell>
          <table:table-cell table:formula="of:=SUM(([.L17])*[.B17])" office:value-type="float" office:value="5.24109589041096" calcext:value-type="float">
            <text:p>5,241095890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.5" calcext:value-type="float">
            <text:p>2,5</text:p>
          </table:table-cell>
          <table:table-cell table:formula="of:=SUM(([.P17])*0.25)*365" office:value-type="float" office:value="228.125" calcext:value-type="float">
            <text:p>228,125</text:p>
          </table:table-cell>
        </table:table-row>
        <table:table-row table:style-name="ro1">
          <table:table-cell office:value-type="string" calcext:value-type="string">
            <text:p>saf</text:p>
          </table:table-cell>
          <table:table-cell office:value-type="float" office:value="11" calcext:value-type="float">
            <text:p>11</text:p>
          </table:table-cell>
          <table:table-cell table:formula="of:=SUM([.B18:.B18])*[.G18]" office:value-type="float" office:value="6.57830594184576" calcext:value-type="float">
            <text:p>6,5783059418</text:p>
          </table:table-cell>
          <table:table-cell/>
          <table:table-cell office:value-type="float" office:value="324" calcext:value-type="float">
            <text:p>324</text:p>
          </table:table-cell>
          <table:table-cell table:formula="of:=SUM([.E18:.E18])*1.46" office:value-type="float" office:value="473.04" calcext:value-type="float">
            <text:p>473,04</text:p>
          </table:table-cell>
          <table:table-cell table:formula="of:=SUM([.F18])/[.H18]" office:value-type="float" office:value="0.598027812895069" calcext:value-type="float">
            <text:p>0,5980278129</text:p>
          </table:table-cell>
          <table:table-cell table:style-name="ce2" office:value-type="float" office:value="791" calcext:value-type="float">
            <text:p>791</text:p>
          </table:table-cell>
          <table:table-cell table:formula="of:=SUM(([.H18])*[.$I$2])/[.$A$1]" office:value-type="float" office:value="0.0216712328767123" calcext:value-type="float">
            <text:p>0,0216712329</text:p>
          </table:table-cell>
          <table:table-cell table:formula="of:=SUM(([.H18])*[.$J$2])/[.$A$1]" office:value-type="float" office:value="0.541780821917808" calcext:value-type="float">
            <text:p>0,5417808219</text:p>
          </table:table-cell>
          <table:table-cell table:formula="of:=SUM([.H18])/[.B18]" office:value-type="float" office:value="71.9090909090909" calcext:value-type="float">
            <text:p>71,9090909091</text:p>
          </table:table-cell>
          <table:table-cell table:formula="of:=SUM([.K18])/[.$A$1]" office:value-type="float" office:value="0.197011207970112" calcext:value-type="float">
            <text:p>0,197011208</text:p>
          </table:table-cell>
          <table:table-cell table:formula="of:=SUM(([.L18])*[.B18])" office:value-type="float" office:value="2.16712328767123" calcext:value-type="float">
            <text:p>2,167123287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.72" calcext:value-type="float">
            <text:p>2,72</text:p>
          </table:table-cell>
          <table:table-cell table:formula="of:=SUM(([.P18])*0.25)*365" office:value-type="float" office:value="248.2" calcext:value-type="float">
            <text:p>248,2</text:p>
          </table:table-cell>
        </table:table-row>
        <table:table-row table:style-name="ro1">
          <table:table-cell office:value-type="string" calcext:value-type="string">
            <text:p>swe</text:p>
          </table:table-cell>
          <table:table-cell office:value-type="float" office:value="11" calcext:value-type="float">
            <text:p>11</text:p>
          </table:table-cell>
          <table:table-cell table:formula="of:=SUM([.B19:.B19])*[.G19]" office:value-type="float" office:value="7.33567669172932" calcext:value-type="float">
            <text:p>7,3356766917</text:p>
          </table:table-cell>
          <table:table-cell/>
          <table:table-cell office:value-type="float" office:value="243" calcext:value-type="float">
            <text:p>243</text:p>
          </table:table-cell>
          <table:table-cell table:formula="of:=SUM([.E19:.E19])*1.46" office:value-type="float" office:value="354.78" calcext:value-type="float">
            <text:p>354,78</text:p>
          </table:table-cell>
          <table:table-cell table:formula="of:=SUM([.F19])/[.H19]" office:value-type="float" office:value="0.66687969924812" calcext:value-type="float">
            <text:p>0,6668796992</text:p>
          </table:table-cell>
          <table:table-cell office:value-type="float" office:value="532" calcext:value-type="float">
            <text:p>532</text:p>
          </table:table-cell>
          <table:table-cell table:formula="of:=SUM(([.H19])*[.$I$2])/[.$A$1]" office:value-type="float" office:value="0.0145753424657534" calcext:value-type="float">
            <text:p>0,0145753425</text:p>
          </table:table-cell>
          <table:table-cell table:formula="of:=SUM(([.H19])*[.$J$2])/[.$A$1]" office:value-type="float" office:value="0.364383561643836" calcext:value-type="float">
            <text:p>0,3643835616</text:p>
          </table:table-cell>
          <table:table-cell table:formula="of:=SUM([.H19])/[.B19]" office:value-type="float" office:value="48.3636363636364" calcext:value-type="float">
            <text:p>48,3636363636</text:p>
          </table:table-cell>
          <table:table-cell table:formula="of:=SUM([.K19])/[.$A$1]" office:value-type="float" office:value="0.132503113325031" calcext:value-type="float">
            <text:p>0,1325031133</text:p>
          </table:table-cell>
          <table:table-cell table:formula="of:=SUM(([.L19])*[.B19])" office:value-type="float" office:value="1.45753424657534" calcext:value-type="float">
            <text:p>1,457534246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.94" calcext:value-type="float">
            <text:p>2,94</text:p>
          </table:table-cell>
          <table:table-cell table:formula="of:=SUM(([.P19])*0.25)*365" office:value-type="float" office:value="268.275" calcext:value-type="float">
            <text:p>268,275</text:p>
          </table:table-cell>
        </table:table-row>
        <table:table-row table:style-name="ro1">
          <table:table-cell office:value-type="string" calcext:value-type="string">
            <text:p>rom</text:p>
          </table:table-cell>
          <table:table-cell office:value-type="float" office:value="11" calcext:value-type="float">
            <text:p>11</text:p>
          </table:table-cell>
          <table:table-cell table:formula="of:=SUM([.B20:.B20])*[.G20]" office:value-type="float" office:value="5.49336016096579" calcext:value-type="float">
            <text:p>5,493360161</text:p>
          </table:table-cell>
          <table:table-cell/>
          <table:table-cell office:value-type="float" office:value="170" calcext:value-type="float">
            <text:p>170</text:p>
          </table:table-cell>
          <table:table-cell table:formula="of:=SUM([.E20:.E20])*1.46" office:value-type="float" office:value="248.2" calcext:value-type="float">
            <text:p>248,2</text:p>
          </table:table-cell>
          <table:table-cell table:formula="of:=SUM([.F20])/[.H20]" office:value-type="float" office:value="0.499396378269618" calcext:value-type="float">
            <text:p>0,4993963783</text:p>
          </table:table-cell>
          <table:table-cell table:style-name="ce2" office:value-type="float" office:value="497" calcext:value-type="float">
            <text:p>497</text:p>
          </table:table-cell>
          <table:table-cell table:formula="of:=SUM(([.H20])*[.$I$2])/[.$A$1]" office:value-type="float" office:value="0.0136164383561644" calcext:value-type="float">
            <text:p>0,0136164384</text:p>
          </table:table-cell>
          <table:table-cell table:formula="of:=SUM(([.H20])*[.$J$2])/[.$A$1]" office:value-type="float" office:value="0.34041095890411" calcext:value-type="float">
            <text:p>0,3404109589</text:p>
          </table:table-cell>
          <table:table-cell table:formula="of:=SUM([.H20])/[.B20]" office:value-type="float" office:value="45.1818181818182" calcext:value-type="float">
            <text:p>45,1818181818</text:p>
          </table:table-cell>
          <table:table-cell table:formula="of:=SUM([.K20])/[.$A$1]" office:value-type="float" office:value="0.123785803237858" calcext:value-type="float">
            <text:p>0,1237858032</text:p>
          </table:table-cell>
          <table:table-cell table:formula="of:=SUM(([.L20])*[.B20])" office:value-type="float" office:value="1.36164383561644" calcext:value-type="float">
            <text:p>1,361643835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.16" calcext:value-type="float">
            <text:p>3,16</text:p>
          </table:table-cell>
          <table:table-cell table:formula="of:=SUM(([.P20])*0.25)*365" office:value-type="float" office:value="288.35" calcext:value-type="float">
            <text:p>288,35</text:p>
          </table:table-cell>
        </table:table-row>
        <table:table-row table:style-name="ro1">
          <table:table-cell office:value-type="string" calcext:value-type="string">
            <text:p>isr</text:p>
          </table:table-cell>
          <table:table-cell office:value-type="float" office:value="11" calcext:value-type="float">
            <text:p>11</text:p>
          </table:table-cell>
          <table:table-cell table:formula="of:=SUM([.B21:.B21])*[.G21]" office:value-type="float" office:value="5.65969879518072" calcext:value-type="float">
            <text:p>5,6596987952</text:p>
          </table:table-cell>
          <table:table-cell/>
          <table:table-cell office:value-type="float" office:value="117" calcext:value-type="float">
            <text:p>117</text:p>
          </table:table-cell>
          <table:table-cell table:formula="of:=SUM([.E21:.E21])*1.46" office:value-type="float" office:value="170.82" calcext:value-type="float">
            <text:p>170,82</text:p>
          </table:table-cell>
          <table:table-cell table:formula="of:=SUM([.F21])/[.H21]" office:value-type="float" office:value="0.514518072289157" calcext:value-type="float">
            <text:p>0,5145180723</text:p>
          </table:table-cell>
          <table:table-cell table:style-name="ce2" office:value-type="float" office:value="332" calcext:value-type="float">
            <text:p>332</text:p>
          </table:table-cell>
          <table:table-cell table:formula="of:=SUM(([.H21])*[.$I$2])/[.$A$1]" office:value-type="float" office:value="0.00909589041095891" calcext:value-type="float">
            <text:p>0,0090958904</text:p>
          </table:table-cell>
          <table:table-cell table:formula="of:=SUM(([.H21])*[.$J$2])/[.$A$1]" office:value-type="float" office:value="0.227397260273973" calcext:value-type="float">
            <text:p>0,2273972603</text:p>
          </table:table-cell>
          <table:table-cell table:formula="of:=SUM([.H21])/[.B21]" office:value-type="float" office:value="30.1818181818182" calcext:value-type="float">
            <text:p>30,1818181818</text:p>
          </table:table-cell>
          <table:table-cell table:formula="of:=SUM([.K21])/[.$A$1]" office:value-type="float" office:value="0.0826899128268991" calcext:value-type="float">
            <text:p>0,0826899128</text:p>
          </table:table-cell>
          <table:table-cell table:formula="of:=SUM(([.L21])*[.B21])" office:value-type="float" office:value="0.90958904109589" calcext:value-type="float">
            <text:p>0,909589041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.38" calcext:value-type="float">
            <text:p>3,38</text:p>
          </table:table-cell>
          <table:table-cell table:formula="of:=SUM(([.P21])*0.25)*365" office:value-type="float" office:value="308.425" calcext:value-type="float">
            <text:p>308,425</text:p>
          </table:table-cell>
        </table:table-row>
        <table:table-row table:style-name="ro1">
          <table:table-cell office:value-type="string" calcext:value-type="string">
            <text:p>pru</text:p>
          </table:table-cell>
          <table:table-cell office:value-type="float" office:value="9" calcext:value-type="float">
            <text:p>9</text:p>
          </table:table-cell>
          <table:table-cell table:formula="of:=SUM([.B22:.B22])*[.G22]" office:value-type="float" office:value="3.60989010989011" calcext:value-type="float">
            <text:p>3,6098901099</text:p>
          </table:table-cell>
          <table:table-cell/>
          <table:table-cell office:value-type="float" office:value="125" calcext:value-type="float">
            <text:p>125</text:p>
          </table:table-cell>
          <table:table-cell table:formula="of:=SUM([.E22:.E22])*1.46" office:value-type="float" office:value="182.5" calcext:value-type="float">
            <text:p>182,5</text:p>
          </table:table-cell>
          <table:table-cell table:formula="of:=SUM([.F22])/[.H22]" office:value-type="float" office:value="0.401098901098901" calcext:value-type="float">
            <text:p>0,4010989011</text:p>
          </table:table-cell>
          <table:table-cell table:style-name="ce2" office:value-type="float" office:value="455" calcext:value-type="float">
            <text:p>455</text:p>
          </table:table-cell>
          <table:table-cell table:formula="of:=SUM(([.H22])*[.$I$2])/[.$A$1]" office:value-type="float" office:value="0.0124657534246575" calcext:value-type="float">
            <text:p>0,0124657534</text:p>
          </table:table-cell>
          <table:table-cell table:formula="of:=SUM(([.H22])*[.$J$2])/[.$A$1]" office:value-type="float" office:value="0.311643835616438" calcext:value-type="float">
            <text:p>0,3116438356</text:p>
          </table:table-cell>
          <table:table-cell table:formula="of:=SUM([.H22])/[.B22]" office:value-type="float" office:value="50.5555555555556" calcext:value-type="float">
            <text:p>50,5555555556</text:p>
          </table:table-cell>
          <table:table-cell table:formula="of:=SUM([.K22])/[.$A$1]" office:value-type="float" office:value="0.138508371385084" calcext:value-type="float">
            <text:p>0,1385083714</text:p>
          </table:table-cell>
          <table:table-cell table:formula="of:=SUM(([.L22])*[.B22])" office:value-type="float" office:value="1.24657534246575" calcext:value-type="float">
            <text:p>1,246575342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.6" calcext:value-type="float">
            <text:p>3,6</text:p>
          </table:table-cell>
          <table:table-cell table:formula="of:=SUM(([.P22])*0.25)*365" office:value-type="float" office:value="328.5" calcext:value-type="float">
            <text:p>328,5</text:p>
          </table:table-cell>
        </table:table-row>
        <table:table-row table:style-name="ro1">
          <table:table-cell office:value-type="string" calcext:value-type="string">
            <text:p>sing</text:p>
          </table:table-cell>
          <table:table-cell office:value-type="float" office:value="8" calcext:value-type="float">
            <text:p>8</text:p>
          </table:table-cell>
          <table:table-cell table:formula="of:=SUM([.B23:.B23])*[.G23]" office:value-type="float" office:value="3.20712430426716" calcext:value-type="float">
            <text:p>3,2071243043</text:p>
          </table:table-cell>
          <table:table-cell/>
          <table:table-cell office:value-type="float" office:value="148" calcext:value-type="float">
            <text:p>148</text:p>
          </table:table-cell>
          <table:table-cell table:formula="of:=SUM([.E23:.E23])*1.46" office:value-type="float" office:value="216.08" calcext:value-type="float">
            <text:p>216,08</text:p>
          </table:table-cell>
          <table:table-cell table:formula="of:=SUM([.F23])/[.H23]" office:value-type="float" office:value="0.400890538033395" calcext:value-type="float">
            <text:p>0,400890538</text:p>
          </table:table-cell>
          <table:table-cell table:style-name="ce2" office:value-type="float" office:value="539" calcext:value-type="float">
            <text:p>539</text:p>
          </table:table-cell>
          <table:table-cell table:formula="of:=SUM(([.H23])*[.$I$2])/[.$A$1]" office:value-type="float" office:value="0.0147671232876712" calcext:value-type="float">
            <text:p>0,0147671233</text:p>
          </table:table-cell>
          <table:table-cell table:formula="of:=SUM(([.H23])*[.$J$2])/[.$A$1]" office:value-type="float" office:value="0.369178082191781" calcext:value-type="float">
            <text:p>0,3691780822</text:p>
          </table:table-cell>
          <table:table-cell table:formula="of:=SUM([.H23])/[.B23]" office:value-type="float" office:value="67.375" calcext:value-type="float">
            <text:p>67,375</text:p>
          </table:table-cell>
          <table:table-cell table:formula="of:=SUM([.K23])/[.$A$1]" office:value-type="float" office:value="0.18458904109589" calcext:value-type="float">
            <text:p>0,1845890411</text:p>
          </table:table-cell>
          <table:table-cell table:formula="of:=SUM(([.L23])*[.B23])" office:value-type="float" office:value="1.47671232876712" calcext:value-type="float">
            <text:p>1,476712328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.82" calcext:value-type="float">
            <text:p>3,82</text:p>
          </table:table-cell>
          <table:table-cell table:formula="of:=SUM(([.P23])*0.25)*365" office:value-type="float" office:value="348.575" calcext:value-type="float">
            <text:p>348,575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float" office:value="8" calcext:value-type="float">
            <text:p>8</text:p>
          </table:table-cell>
          <table:table-cell table:formula="of:=SUM([.B24:.B24])*[.G24]" office:value-type="float" office:value="6.08823266219239" calcext:value-type="float">
            <text:p>6,0882326622</text:p>
          </table:table-cell>
          <table:table-cell/>
          <table:table-cell office:value-type="float" office:value="233" calcext:value-type="float">
            <text:p>233</text:p>
          </table:table-cell>
          <table:table-cell table:formula="of:=SUM([.E24:.E24])*1.46" office:value-type="float" office:value="340.18" calcext:value-type="float">
            <text:p>340,18</text:p>
          </table:table-cell>
          <table:table-cell table:formula="of:=SUM([.F24])/[.H24]" office:value-type="float" office:value="0.761029082774049" calcext:value-type="float">
            <text:p>0,7610290828</text:p>
          </table:table-cell>
          <table:table-cell table:style-name="ce2" office:value-type="float" office:value="447" calcext:value-type="float">
            <text:p>447</text:p>
          </table:table-cell>
          <table:table-cell table:formula="of:=SUM(([.H24])*[.$I$2])/[.$A$1]" office:value-type="float" office:value="0.0122465753424658" calcext:value-type="float">
            <text:p>0,0122465753</text:p>
          </table:table-cell>
          <table:table-cell table:formula="of:=SUM(([.H24])*[.$J$2])/[.$A$1]" office:value-type="float" office:value="0.306164383561644" calcext:value-type="float">
            <text:p>0,3061643836</text:p>
          </table:table-cell>
          <table:table-cell table:formula="of:=SUM([.H24])/[.B24]" office:value-type="float" office:value="55.875" calcext:value-type="float">
            <text:p>55,875</text:p>
          </table:table-cell>
          <table:table-cell table:formula="of:=SUM([.K24])/[.$A$1]" office:value-type="float" office:value="0.153082191780822" calcext:value-type="float">
            <text:p>0,1530821918</text:p>
          </table:table-cell>
          <table:table-cell table:formula="of:=SUM(([.L24])*[.B24])" office:value-type="float" office:value="1.22465753424658" calcext:value-type="float">
            <text:p>1,224657534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4.04" calcext:value-type="float">
            <text:p>4,04</text:p>
          </table:table-cell>
          <table:table-cell table:formula="of:=SUM(([.P24])*0.25)*365" office:value-type="float" office:value="368.65" calcext:value-type="float">
            <text:p>368,65</text:p>
          </table:table-cell>
        </table:table-row>
        <table:table-row table:style-name="ro1">
          <table:table-cell office:value-type="string" calcext:value-type="string">
            <text:p>alg</text:p>
          </table:table-cell>
          <table:table-cell office:value-type="float" office:value="7" calcext:value-type="float">
            <text:p>7</text:p>
          </table:table-cell>
          <table:table-cell table:formula="of:=SUM([.B25:.B25])*[.G25]" office:value-type="float" office:value="3.69359877488515" calcext:value-type="float">
            <text:p>3,6935987749</text:p>
          </table:table-cell>
          <table:table-cell/>
          <table:table-cell office:value-type="float" office:value="236" calcext:value-type="float">
            <text:p>236</text:p>
          </table:table-cell>
          <table:table-cell table:formula="of:=SUM([.E25:.E25])*1.46" office:value-type="float" office:value="344.56" calcext:value-type="float">
            <text:p>344,56</text:p>
          </table:table-cell>
          <table:table-cell table:formula="of:=SUM([.F25])/[.H25]" office:value-type="float" office:value="0.527656967840735" calcext:value-type="float">
            <text:p>0,5276569678</text:p>
          </table:table-cell>
          <table:table-cell table:style-name="ce2" office:value-type="float" office:value="653" calcext:value-type="float">
            <text:p>653</text:p>
          </table:table-cell>
          <table:table-cell table:formula="of:=SUM(([.H25])*[.$I$2])/[.$A$1]" office:value-type="float" office:value="0.0178904109589041" calcext:value-type="float">
            <text:p>0,017890411</text:p>
          </table:table-cell>
          <table:table-cell table:formula="of:=SUM(([.H25])*[.$J$2])/[.$A$1]" office:value-type="float" office:value="0.447260273972603" calcext:value-type="float">
            <text:p>0,447260274</text:p>
          </table:table-cell>
          <table:table-cell table:formula="of:=SUM([.H25])/[.B25]" office:value-type="float" office:value="93.2857142857143" calcext:value-type="float">
            <text:p>93,2857142857</text:p>
          </table:table-cell>
          <table:table-cell table:formula="of:=SUM([.K25])/[.$A$1]" office:value-type="float" office:value="0.255577299412916" calcext:value-type="float">
            <text:p>0,2555772994</text:p>
          </table:table-cell>
          <table:table-cell table:formula="of:=SUM(([.L25])*[.B25])" office:value-type="float" office:value="1.78904109589041" calcext:value-type="float">
            <text:p>1,789041095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4.26" calcext:value-type="float">
            <text:p>4,26</text:p>
          </table:table-cell>
          <table:table-cell table:formula="of:=SUM(([.P25])*0.25)*365" office:value-type="float" office:value="388.725" calcext:value-type="float">
            <text:p>388,725</text:p>
          </table:table-cell>
        </table:table-row>
        <table:table-row table:style-name="ro1">
          <table:table-cell office:value-type="string" calcext:value-type="string">
            <text:p>ukr</text:p>
          </table:table-cell>
          <table:table-cell office:value-type="float" office:value="7" calcext:value-type="float">
            <text:p>7</text:p>
          </table:table-cell>
          <table:table-cell table:formula="of:=SUM([.B26:.B26])*[.G26]" office:value-type="float" office:value="4.68855670103093" calcext:value-type="float">
            <text:p>4,688556701</text:p>
          </table:table-cell>
          <table:table-cell/>
          <table:table-cell office:value-type="float" office:value="178" calcext:value-type="float">
            <text:p>178</text:p>
          </table:table-cell>
          <table:table-cell table:formula="of:=SUM([.E26:.E26])*1.46" office:value-type="float" office:value="259.88" calcext:value-type="float">
            <text:p>259,88</text:p>
          </table:table-cell>
          <table:table-cell table:formula="of:=SUM([.F26])/[.H26]" office:value-type="float" office:value="0.66979381443299" calcext:value-type="float">
            <text:p>0,6697938144</text:p>
          </table:table-cell>
          <table:table-cell table:style-name="ce2" office:value-type="float" office:value="388" calcext:value-type="float">
            <text:p>388</text:p>
          </table:table-cell>
          <table:table-cell table:formula="of:=SUM(([.H26])*[.$I$2])/[.$A$1]" office:value-type="float" office:value="0.0106301369863014" calcext:value-type="float">
            <text:p>0,010630137</text:p>
          </table:table-cell>
          <table:table-cell table:formula="of:=SUM(([.H26])*[.$J$2])/[.$A$1]" office:value-type="float" office:value="0.265753424657534" calcext:value-type="float">
            <text:p>0,2657534247</text:p>
          </table:table-cell>
          <table:table-cell table:formula="of:=SUM([.H26])/[.B26]" office:value-type="float" office:value="55.4285714285714" calcext:value-type="float">
            <text:p>55,4285714286</text:p>
          </table:table-cell>
          <table:table-cell table:formula="of:=SUM([.K26])/[.$A$1]" office:value-type="float" office:value="0.151859099804305" calcext:value-type="float">
            <text:p>0,1518590998</text:p>
          </table:table-cell>
          <table:table-cell table:formula="of:=SUM(([.L26])*[.B26])" office:value-type="float" office:value="1.06301369863014" calcext:value-type="float">
            <text:p>1,063013698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4.48" calcext:value-type="float">
            <text:p>4,48</text:p>
          </table:table-cell>
          <table:table-cell table:formula="of:=SUM(([.P26])*0.25)*365" office:value-type="float" office:value="408.8" calcext:value-type="float">
            <text:p>408,8</text:p>
          </table:table-cell>
        </table:table-row>
        <table:table-row table:style-name="ro1">
          <table:table-cell office:value-type="string" calcext:value-type="string">
            <text:p>mor</text:p>
          </table:table-cell>
          <table:table-cell office:value-type="float" office:value="7" calcext:value-type="float">
            <text:p>7</text:p>
          </table:table-cell>
          <table:table-cell table:formula="of:=SUM([.B27:.B27])*[.G27]" office:value-type="float" office:value="3.17172413793103" calcext:value-type="float">
            <text:p>3,1717241379</text:p>
          </table:table-cell>
          <table:table-cell/>
          <table:table-cell office:value-type="float" office:value="99" calcext:value-type="float">
            <text:p>99</text:p>
          </table:table-cell>
          <table:table-cell table:formula="of:=SUM([.E27:.E27])*1.46" office:value-type="float" office:value="144.54" calcext:value-type="float">
            <text:p>144,54</text:p>
          </table:table-cell>
          <table:table-cell table:formula="of:=SUM([.F27])/[.H27]" office:value-type="float" office:value="0.453103448275862" calcext:value-type="float">
            <text:p>0,4531034483</text:p>
          </table:table-cell>
          <table:table-cell table:style-name="ce2" office:value-type="float" office:value="319" calcext:value-type="float">
            <text:p>319</text:p>
          </table:table-cell>
          <table:table-cell table:formula="of:=SUM(([.H27])*[.$I$2])/[.$A$1]" office:value-type="float" office:value="0.00873972602739726" calcext:value-type="float">
            <text:p>0,008739726</text:p>
          </table:table-cell>
          <table:table-cell table:formula="of:=SUM(([.H27])*[.$J$2])/[.$A$1]" office:value-type="float" office:value="0.218493150684931" calcext:value-type="float">
            <text:p>0,2184931507</text:p>
          </table:table-cell>
          <table:table-cell table:formula="of:=SUM([.H27])/[.B27]" office:value-type="float" office:value="45.5714285714286" calcext:value-type="float">
            <text:p>45,5714285714</text:p>
          </table:table-cell>
          <table:table-cell table:formula="of:=SUM([.K27])/[.$A$1]" office:value-type="float" office:value="0.124853228962818" calcext:value-type="float">
            <text:p>0,124853229</text:p>
          </table:table-cell>
          <table:table-cell table:formula="of:=SUM(([.L27])*[.B27])" office:value-type="float" office:value="0.873972602739726" calcext:value-type="float">
            <text:p>0,873972602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.7" calcext:value-type="float">
            <text:p>4,7</text:p>
          </table:table-cell>
          <table:table-cell table:formula="of:=SUM(([.P27])*0.25)*365" office:value-type="float" office:value="428.875" calcext:value-type="float">
            <text:p>428,875</text:p>
          </table:table-cell>
        </table:table-row>
        <table:table-row table:style-name="ro1">
          <table:table-cell office:value-type="string" calcext:value-type="string">
            <text:p>uae</text:p>
          </table:table-cell>
          <table:table-cell office:value-type="float" office:value="6" calcext:value-type="float">
            <text:p>6</text:p>
          </table:table-cell>
          <table:table-cell table:formula="of:=SUM([.B28:.B28])*[.G28]" office:value-type="float" office:value="2.65275908479139" calcext:value-type="float">
            <text:p>2,6527590848</text:p>
          </table:table-cell>
          <table:table-cell/>
          <table:table-cell office:value-type="float" office:value="225" calcext:value-type="float">
            <text:p>225</text:p>
          </table:table-cell>
          <table:table-cell table:formula="of:=SUM([.E28:.E28])*1.46" office:value-type="float" office:value="328.5" calcext:value-type="float">
            <text:p>328,5</text:p>
          </table:table-cell>
          <table:table-cell table:formula="of:=SUM([.F28])/[.H28]" office:value-type="float" office:value="0.442126514131898" calcext:value-type="float">
            <text:p>0,4421265141</text:p>
          </table:table-cell>
          <table:table-cell office:value-type="float" office:value="743" calcext:value-type="float">
            <text:p>743</text:p>
          </table:table-cell>
          <table:table-cell table:formula="of:=SUM(([.H28])*[.$I$2])/[.$A$1]" office:value-type="float" office:value="0.0203561643835616" calcext:value-type="float">
            <text:p>0,0203561644</text:p>
          </table:table-cell>
          <table:table-cell table:formula="of:=SUM(([.H28])*[.$J$2])/[.$A$1]" office:value-type="float" office:value="0.508904109589041" calcext:value-type="float">
            <text:p>0,5089041096</text:p>
          </table:table-cell>
          <table:table-cell table:formula="of:=SUM([.H28])/[.B28]" office:value-type="float" office:value="123.833333333333" calcext:value-type="float">
            <text:p>123,8333333333</text:p>
          </table:table-cell>
          <table:table-cell table:formula="of:=SUM([.K28])/[.$A$1]" office:value-type="float" office:value="0.339269406392694" calcext:value-type="float">
            <text:p>0,3392694064</text:p>
          </table:table-cell>
          <table:table-cell table:formula="of:=SUM(([.L28])*[.B28])" office:value-type="float" office:value="2.03561643835616" calcext:value-type="float">
            <text:p>2,035616438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.92" calcext:value-type="float">
            <text:p>4,92</text:p>
          </table:table-cell>
          <table:table-cell table:formula="of:=SUM(([.P28])*0.25)*365" office:value-type="float" office:value="448.95" calcext:value-type="float">
            <text:p>448,95</text:p>
          </table:table-cell>
        </table:table-row>
        <table:table-row table:style-name="ro1">
          <table:table-cell office:value-type="string" calcext:value-type="string">
            <text:p>por</text:p>
          </table:table-cell>
          <table:table-cell office:value-type="float" office:value="6" calcext:value-type="float">
            <text:p>6</text:p>
          </table:table-cell>
          <table:table-cell table:formula="of:=SUM([.B29:.B29])*[.G29]" office:value-type="float" office:value="5.38658385093168" calcext:value-type="float">
            <text:p>5,3865838509</text:p>
          </table:table-cell>
          <table:table-cell/>
          <table:table-cell office:value-type="float" office:value="198" calcext:value-type="float">
            <text:p>198</text:p>
          </table:table-cell>
          <table:table-cell table:formula="of:=SUM([.E29:.E29])*1.46" office:value-type="float" office:value="289.08" calcext:value-type="float">
            <text:p>289,08</text:p>
          </table:table-cell>
          <table:table-cell table:formula="of:=SUM([.F29])/[.H29]" office:value-type="float" office:value="0.89776397515528" calcext:value-type="float">
            <text:p>0,8977639752</text:p>
          </table:table-cell>
          <table:table-cell table:style-name="ce2" office:value-type="float" office:value="322" calcext:value-type="float">
            <text:p>322</text:p>
          </table:table-cell>
          <table:table-cell table:formula="of:=SUM(([.H29])*[.$I$2])/[.$A$1]" office:value-type="float" office:value="0.00882191780821918" calcext:value-type="float">
            <text:p>0,0088219178</text:p>
          </table:table-cell>
          <table:table-cell table:formula="of:=SUM(([.H29])*[.$J$2])/[.$A$1]" office:value-type="float" office:value="0.220547945205479" calcext:value-type="float">
            <text:p>0,2205479452</text:p>
          </table:table-cell>
          <table:table-cell table:formula="of:=SUM([.H29])/[.B29]" office:value-type="float" office:value="53.6666666666667" calcext:value-type="float">
            <text:p>53,6666666667</text:p>
          </table:table-cell>
          <table:table-cell table:formula="of:=SUM([.K29])/[.$A$1]" office:value-type="float" office:value="0.14703196347032" calcext:value-type="float">
            <text:p>0,1470319635</text:p>
          </table:table-cell>
          <table:table-cell table:formula="of:=SUM(([.L29])*[.B29])" office:value-type="float" office:value="0.882191780821918" calcext:value-type="float">
            <text:p>0,882191780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5.14" calcext:value-type="float">
            <text:p>5,14</text:p>
          </table:table-cell>
          <table:table-cell table:formula="of:=SUM(([.P29])*0.25)*365" office:value-type="float" office:value="469.025" calcext:value-type="float">
            <text:p>469,025</text:p>
          </table:table-cell>
        </table:table-row>
        <table:table-row table:style-name="ro1">
          <table:table-cell office:value-type="string" calcext:value-type="string">
            <text:p>nor</text:p>
          </table:table-cell>
          <table:table-cell office:value-type="float" office:value="6" calcext:value-type="float">
            <text:p>6</text:p>
          </table:table-cell>
          <table:table-cell table:formula="of:=SUM([.B30:.B30])*[.G30]" office:value-type="float" office:value="4.45881748071979" calcext:value-type="float">
            <text:p>4,4588174807</text:p>
          </table:table-cell>
          <table:table-cell/>
          <table:table-cell office:value-type="float" office:value="198" calcext:value-type="float">
            <text:p>198</text:p>
          </table:table-cell>
          <table:table-cell table:formula="of:=SUM([.E30:.E30])*1.46" office:value-type="float" office:value="289.08" calcext:value-type="float">
            <text:p>289,08</text:p>
          </table:table-cell>
          <table:table-cell table:formula="of:=SUM([.F30])/[.H30]" office:value-type="float" office:value="0.743136246786632" calcext:value-type="float">
            <text:p>0,7431362468</text:p>
          </table:table-cell>
          <table:table-cell office:value-type="float" office:value="389" calcext:value-type="float">
            <text:p>389</text:p>
          </table:table-cell>
          <table:table-cell table:formula="of:=SUM(([.H30])*[.$I$2])/[.$A$1]" office:value-type="float" office:value="0.0106575342465753" calcext:value-type="float">
            <text:p>0,0106575342</text:p>
          </table:table-cell>
          <table:table-cell table:formula="of:=SUM(([.H30])*[.$J$2])/[.$A$1]" office:value-type="float" office:value="0.266438356164384" calcext:value-type="float">
            <text:p>0,2664383562</text:p>
          </table:table-cell>
          <table:table-cell table:formula="of:=SUM([.H30])/[.B30]" office:value-type="float" office:value="64.8333333333333" calcext:value-type="float">
            <text:p>64,8333333333</text:p>
          </table:table-cell>
          <table:table-cell table:formula="of:=SUM([.K30])/[.$A$1]" office:value-type="float" office:value="0.177625570776256" calcext:value-type="float">
            <text:p>0,1776255708</text:p>
          </table:table-cell>
          <table:table-cell table:formula="of:=SUM(([.L30])*[.B30])" office:value-type="float" office:value="1.06575342465753" calcext:value-type="float">
            <text:p>1,065753424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5.36" calcext:value-type="float">
            <text:p>5,36</text:p>
          </table:table-cell>
          <table:table-cell table:formula="of:=SUM(([.P30])*0.25)*365" office:value-type="float" office:value="489.1" calcext:value-type="float">
            <text:p>489,1</text:p>
          </table:table-cell>
        </table:table-row>
        <table:table-row table:style-name="ro1">
          <table:table-cell office:value-type="string" calcext:value-type="string">
            <text:p>den</text:p>
          </table:table-cell>
          <table:table-cell office:value-type="float" office:value="6" calcext:value-type="float">
            <text:p>6</text:p>
          </table:table-cell>
          <table:table-cell table:formula="of:=SUM([.B31:.B31])*[.G31]" office:value-type="float" office:value="4.97519163763066" calcext:value-type="float">
            <text:p>4,9751916376</text:p>
          </table:table-cell>
          <table:table-cell/>
          <table:table-cell office:value-type="float" office:value="163" calcext:value-type="float">
            <text:p>163</text:p>
          </table:table-cell>
          <table:table-cell table:formula="of:=SUM([.E31:.E31])*1.46" office:value-type="float" office:value="237.98" calcext:value-type="float">
            <text:p>237,98</text:p>
          </table:table-cell>
          <table:table-cell table:formula="of:=SUM([.F31])/[.H31]" office:value-type="float" office:value="0.829198606271777" calcext:value-type="float">
            <text:p>0,8291986063</text:p>
          </table:table-cell>
          <table:table-cell office:value-type="float" office:value="287" calcext:value-type="float">
            <text:p>287</text:p>
          </table:table-cell>
          <table:table-cell table:formula="of:=SUM(([.H31])*[.$I$2])/[.$A$1]" office:value-type="float" office:value="0.00786301369863014" calcext:value-type="float">
            <text:p>0,0078630137</text:p>
          </table:table-cell>
          <table:table-cell table:formula="of:=SUM(([.H31])*[.$J$2])/[.$A$1]" office:value-type="float" office:value="0.196575342465753" calcext:value-type="float">
            <text:p>0,1965753425</text:p>
          </table:table-cell>
          <table:table-cell table:formula="of:=SUM([.H31])/[.B31]" office:value-type="float" office:value="47.8333333333333" calcext:value-type="float">
            <text:p>47,8333333333</text:p>
          </table:table-cell>
          <table:table-cell table:formula="of:=SUM([.K31])/[.$A$1]" office:value-type="float" office:value="0.131050228310502" calcext:value-type="float">
            <text:p>0,1310502283</text:p>
          </table:table-cell>
          <table:table-cell table:formula="of:=SUM(([.L31])*[.B31])" office:value-type="float" office:value="0.786301369863014" calcext:value-type="float">
            <text:p>0,786301369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5.58" calcext:value-type="float">
            <text:p>5,58</text:p>
          </table:table-cell>
          <table:table-cell table:formula="of:=SUM(([.P31])*0.25)*365" office:value-type="float" office:value="509.175" calcext:value-type="float">
            <text:p>509,175</text:p>
          </table:table-cell>
        </table:table-row>
        <table:table-row table:style-name="ro1">
          <table:table-cell office:value-type="string" calcext:value-type="string">
            <text:p>eth</text:p>
          </table:table-cell>
          <table:table-cell office:value-type="float" office:value="6" calcext:value-type="float">
            <text:p>6</text:p>
          </table:table-cell>
          <table:table-cell table:formula="of:=SUM([.B32:.B32])*[.G32]" office:value-type="float" office:value="1.2155023923445" calcext:value-type="float">
            <text:p>1,2155023923</text:p>
          </table:table-cell>
          <table:table-cell/>
          <table:table-cell office:value-type="float" office:value="29" calcext:value-type="float">
            <text:p>29</text:p>
          </table:table-cell>
          <table:table-cell table:formula="of:=SUM([.E32:.E32])*1.46" office:value-type="float" office:value="42.34" calcext:value-type="float">
            <text:p>42,34</text:p>
          </table:table-cell>
          <table:table-cell table:formula="of:=SUM([.F32])/[.H32]" office:value-type="float" office:value="0.202583732057416" calcext:value-type="float">
            <text:p>0,2025837321</text:p>
          </table:table-cell>
          <table:table-cell office:value-type="float" office:value="209" calcext:value-type="float">
            <text:p>209</text:p>
          </table:table-cell>
          <table:table-cell table:formula="of:=SUM(([.H32])*[.$I$2])/[.$A$1]" office:value-type="float" office:value="0.00572602739726027" calcext:value-type="float">
            <text:p>0,0057260274</text:p>
          </table:table-cell>
          <table:table-cell table:formula="of:=SUM(([.H32])*[.$J$2])/[.$A$1]" office:value-type="float" office:value="0.143150684931507" calcext:value-type="float">
            <text:p>0,1431506849</text:p>
          </table:table-cell>
          <table:table-cell table:formula="of:=SUM([.H32])/[.B32]" office:value-type="float" office:value="34.8333333333333" calcext:value-type="float">
            <text:p>34,8333333333</text:p>
          </table:table-cell>
          <table:table-cell table:formula="of:=SUM([.K32])/[.$A$1]" office:value-type="float" office:value="0.0954337899543379" calcext:value-type="float">
            <text:p>0,09543379</text:p>
          </table:table-cell>
          <table:table-cell table:formula="of:=SUM(([.L32])*[.B32])" office:value-type="float" office:value="0.572602739726027" calcext:value-type="float">
            <text:p>0,572602739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5.8" calcext:value-type="float">
            <text:p>5,8</text:p>
          </table:table-cell>
          <table:table-cell table:formula="of:=SUM(([.P32])*0.25)*365" office:value-type="float" office:value="529.25" calcext:value-type="float">
            <text:p>529,25</text:p>
          </table:table-cell>
        </table:table-row>
        <table:table-row table:style-name="ro1">
          <table:table-cell office:value-type="string" calcext:value-type="string">
            <text:p>ken</text:p>
          </table:table-cell>
          <table:table-cell office:value-type="float" office:value="4" calcext:value-type="float">
            <text:p>4</text:p>
          </table:table-cell>
          <table:table-cell table:formula="of:=SUM([.B33:.B33])*[.G33]" office:value-type="float" office:value="1.6504347826087" calcext:value-type="float">
            <text:p>1,6504347826</text:p>
          </table:table-cell>
          <table:table-cell/>
          <table:table-cell office:value-type="float" office:value="52" calcext:value-type="float">
            <text:p>52</text:p>
          </table:table-cell>
          <table:table-cell table:formula="of:=SUM([.E33:.E33])*1.46" office:value-type="float" office:value="75.92" calcext:value-type="float">
            <text:p>75,92</text:p>
          </table:table-cell>
          <table:table-cell table:formula="of:=SUM([.F33])/[.H33]" office:value-type="float" office:value="0.412608695652174" calcext:value-type="float">
            <text:p>0,4126086957</text:p>
          </table:table-cell>
          <table:table-cell office:value-type="float" office:value="184" calcext:value-type="float">
            <text:p>184</text:p>
          </table:table-cell>
          <table:table-cell table:formula="of:=SUM(([.H33])*[.$I$2])/[.$A$1]" office:value-type="float" office:value="0.00504109589041096" calcext:value-type="float">
            <text:p>0,0050410959</text:p>
          </table:table-cell>
          <table:table-cell table:formula="of:=SUM(([.H33])*[.$J$2])/[.$A$1]" office:value-type="float" office:value="0.126027397260274" calcext:value-type="float">
            <text:p>0,1260273973</text:p>
          </table:table-cell>
          <table:table-cell table:formula="of:=SUM([.H33])/[.B33]" office:value-type="float" office:value="46" calcext:value-type="float">
            <text:p>46</text:p>
          </table:table-cell>
          <table:table-cell table:formula="of:=SUM([.K33])/[.$A$1]" office:value-type="float" office:value="0.126027397260274" calcext:value-type="float">
            <text:p>0,1260273973</text:p>
          </table:table-cell>
          <table:table-cell table:formula="of:=SUM(([.L33])*[.B33])" office:value-type="float" office:value="0.504109589041096" calcext:value-type="float">
            <text:p>0,50410958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.02" calcext:value-type="float">
            <text:p>6,02</text:p>
          </table:table-cell>
          <table:table-cell table:formula="of:=SUM(([.P33])*0.25)*365" office:value-type="float" office:value="549.325" calcext:value-type="float">
            <text:p>549,325</text:p>
          </table:table-cell>
        </table:table-row>
        <table:table-row table:style-name="ro1">
          <table:table-cell office:value-type="string" calcext:value-type="string">
            <text:p>tanz</text:p>
          </table:table-cell>
          <table:table-cell office:value-type="float" office:value="4" calcext:value-type="float">
            <text:p>4</text:p>
          </table:table-cell>
          <table:table-cell table:formula="of:=SUM([.B34:.B34])*[.G34]" office:value-type="float" office:value="1.21393258426966" calcext:value-type="float">
            <text:p>1,2139325843</text:p>
          </table:table-cell>
          <table:table-cell/>
          <table:table-cell office:value-type="float" office:value="37" calcext:value-type="float">
            <text:p>37</text:p>
          </table:table-cell>
          <table:table-cell table:formula="of:=SUM([.E34:.E34])*1.46" office:value-type="float" office:value="54.02" calcext:value-type="float">
            <text:p>54,02</text:p>
          </table:table-cell>
          <table:table-cell table:formula="of:=SUM([.F34])/[.H34]" office:value-type="float" office:value="0.303483146067416" calcext:value-type="float">
            <text:p>0,3034831461</text:p>
          </table:table-cell>
          <table:table-cell table:style-name="ce2" office:value-type="float" office:value="178" calcext:value-type="float">
            <text:p>178</text:p>
          </table:table-cell>
          <table:table-cell table:formula="of:=SUM(([.H34])*[.$I$2])/[.$A$1]" office:value-type="float" office:value="0.00487671232876712" calcext:value-type="float">
            <text:p>0,0048767123</text:p>
          </table:table-cell>
          <table:table-cell table:formula="of:=SUM(([.H34])*[.$J$2])/[.$A$1]" office:value-type="float" office:value="0.121917808219178" calcext:value-type="float">
            <text:p>0,1219178082</text:p>
          </table:table-cell>
          <table:table-cell table:formula="of:=SUM([.H34])/[.B34]" office:value-type="float" office:value="44.5" calcext:value-type="float">
            <text:p>44,5</text:p>
          </table:table-cell>
          <table:table-cell table:formula="of:=SUM([.K34])/[.$A$1]" office:value-type="float" office:value="0.121917808219178" calcext:value-type="float">
            <text:p>0,1219178082</text:p>
          </table:table-cell>
          <table:table-cell table:formula="of:=SUM(([.L34])*[.B34])" office:value-type="float" office:value="0.487671232876712" calcext:value-type="float">
            <text:p>0,4876712329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6.24" calcext:value-type="float">
            <text:p>6,24</text:p>
          </table:table-cell>
          <table:table-cell table:formula="of:=SUM(([.P34])*0.25)*365" office:value-type="float" office:value="569.4" calcext:value-type="float">
            <text:p>569,4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4" calcext:value-type="float">
            <text:p>4</text:p>
          </table:table-cell>
          <table:table-cell table:formula="of:=SUM([.B35:.B35])*[.G35]" office:value-type="float" office:value="2.4645871559633" calcext:value-type="float">
            <text:p>2,464587156</text:p>
          </table:table-cell>
          <table:table-cell/>
          <table:table-cell office:value-type="float" office:value="46" calcext:value-type="float">
            <text:p>46</text:p>
          </table:table-cell>
          <table:table-cell table:formula="of:=SUM([.E35:.E35])*1.46" office:value-type="float" office:value="67.16" calcext:value-type="float">
            <text:p>67,16</text:p>
          </table:table-cell>
          <table:table-cell table:formula="of:=SUM([.F35])/[.H35]" office:value-type="float" office:value="0.616146788990826" calcext:value-type="float">
            <text:p>0,616146789</text:p>
          </table:table-cell>
          <table:table-cell office:value-type="float" office:value="109" calcext:value-type="float">
            <text:p>109</text:p>
          </table:table-cell>
          <table:table-cell table:formula="of:=SUM(([.H35])*[.$I$2])/[.$A$1]" office:value-type="float" office:value="0.00298630136986301" calcext:value-type="float">
            <text:p>0,0029863014</text:p>
          </table:table-cell>
          <table:table-cell table:formula="of:=SUM(([.H35])*[.$J$2])/[.$A$1]" office:value-type="float" office:value="0.0746575342465753" calcext:value-type="float">
            <text:p>0,0746575342</text:p>
          </table:table-cell>
          <table:table-cell table:formula="of:=SUM([.H35])/[.B35]" office:value-type="float" office:value="27.25" calcext:value-type="float">
            <text:p>27,25</text:p>
          </table:table-cell>
          <table:table-cell table:formula="of:=SUM([.K35])/[.$A$1]" office:value-type="float" office:value="0.0746575342465753" calcext:value-type="float">
            <text:p>0,0746575342</text:p>
          </table:table-cell>
          <table:table-cell table:formula="of:=SUM(([.L35])*[.B35])" office:value-type="float" office:value="0.298630136986301" calcext:value-type="float">
            <text:p>0,29863013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.46" calcext:value-type="float">
            <text:p>6,46</text:p>
          </table:table-cell>
          <table:table-cell table:formula="of:=SUM(([.P35])*0.25)*365" office:value-type="float" office:value="589.475" calcext:value-type="float">
            <text:p>589,475</text:p>
          </table:table-cell>
        </table:table-row>
        <table:table-row table:style-name="ro1">
          <table:table-cell office:value-type="string" calcext:value-type="string">
            <text:p>uga</text:p>
          </table:table-cell>
          <table:table-cell office:value-type="float" office:value="3" calcext:value-type="float">
            <text:p>3</text:p>
          </table:table-cell>
          <table:table-cell table:formula="of:=SUM([.B36:.B36])*[.G36]" office:value-type="float" office:value="0.929090909090909" calcext:value-type="float">
            <text:p>0,9290909091</text:p>
          </table:table-cell>
          <table:table-cell/>
          <table:table-cell office:value-type="float" office:value="21" calcext:value-type="float">
            <text:p>21</text:p>
          </table:table-cell>
          <table:table-cell table:formula="of:=SUM([.E36:.E36])*1.46" office:value-type="float" office:value="30.66" calcext:value-type="float">
            <text:p>30,66</text:p>
          </table:table-cell>
          <table:table-cell table:formula="of:=SUM([.F36])/[.H36]" office:value-type="float" office:value="0.30969696969697" calcext:value-type="float">
            <text:p>0,3096969697</text:p>
          </table:table-cell>
          <table:table-cell office:value-type="float" office:value="99" calcext:value-type="float">
            <text:p>99</text:p>
          </table:table-cell>
          <table:table-cell table:formula="of:=SUM(([.H36])*[.$I$2])/[.$A$1]" office:value-type="float" office:value="0.00271232876712329" calcext:value-type="float">
            <text:p>0,0027123288</text:p>
          </table:table-cell>
          <table:table-cell table:formula="of:=SUM(([.H36])*[.$J$2])/[.$A$1]" office:value-type="float" office:value="0.0678082191780822" calcext:value-type="float">
            <text:p>0,0678082192</text:p>
          </table:table-cell>
          <table:table-cell table:formula="of:=SUM([.H36])/[.B36]" office:value-type="float" office:value="33" calcext:value-type="float">
            <text:p>33</text:p>
          </table:table-cell>
          <table:table-cell table:formula="of:=SUM([.K36])/[.$A$1]" office:value-type="float" office:value="0.0904109589041096" calcext:value-type="float">
            <text:p>0,0904109589</text:p>
          </table:table-cell>
          <table:table-cell table:formula="of:=SUM(([.L36])*[.B36])" office:value-type="float" office:value="0.271232876712329" calcext:value-type="float">
            <text:p>0,2712328767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6.68" calcext:value-type="float">
            <text:p>6,68</text:p>
          </table:table-cell>
          <table:table-cell table:formula="of:=SUM(([.P36])*0.25)*365" office:value-type="float" office:value="609.55" calcext:value-type="float">
            <text:p>609,55</text:p>
          </table:table-cell>
        </table:table-row>
        <table:table-row table:style-name="ro1">
          <table:table-cell office:value-type="string" calcext:value-type="string">
            <text:p>bots</text:p>
          </table:table-cell>
          <table:table-cell office:value-type="float" office:value="2" calcext:value-type="float">
            <text:p>2</text:p>
          </table:table-cell>
          <table:table-cell table:formula="of:=SUM([.B37:.B37])*[.G37]" office:value-type="float" office:value="0.925853658536585" calcext:value-type="float">
            <text:p>0,9258536585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37:.E37])*1.46" office:value-type="float" office:value="18.98" calcext:value-type="float">
            <text:p>18,98</text:p>
          </table:table-cell>
          <table:table-cell table:formula="of:=SUM([.F37])/[.H37]" office:value-type="float" office:value="0.462926829268293" calcext:value-type="float">
            <text:p>0,4629268293</text:p>
          </table:table-cell>
          <table:table-cell office:value-type="float" office:value="41" calcext:value-type="float">
            <text:p>41</text:p>
          </table:table-cell>
          <table:table-cell table:formula="of:=SUM(([.H37])*[.$I$2])/[.$A$1]" office:value-type="float" office:value="0.00112328767123288" calcext:value-type="float">
            <text:p>0,0011232877</text:p>
          </table:table-cell>
          <table:table-cell table:formula="of:=SUM(([.H37])*[.$J$2])/[.$A$1]" office:value-type="float" office:value="0.0280821917808219" calcext:value-type="float">
            <text:p>0,0280821918</text:p>
          </table:table-cell>
          <table:table-cell table:formula="of:=SUM([.H37])/[.B37]" office:value-type="float" office:value="20.5" calcext:value-type="float">
            <text:p>20,5</text:p>
          </table:table-cell>
          <table:table-cell table:formula="of:=SUM([.K37])/[.$A$1]" office:value-type="float" office:value="0.0561643835616438" calcext:value-type="float">
            <text:p>0,0561643836</text:p>
          </table:table-cell>
          <table:table-cell table:formula="of:=SUM(([.L37])*[.B37])" office:value-type="float" office:value="0.112328767123288" calcext:value-type="float">
            <text:p>0,112328767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6.9" calcext:value-type="float">
            <text:p>6,9</text:p>
          </table:table-cell>
          <table:table-cell table:formula="of:=SUM(([.P37])*0.25)*365" office:value-type="float" office:value="629.625" calcext:value-type="float">
            <text:p>629,625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float" office:value="2" calcext:value-type="float">
            <text:p>2</text:p>
          </table:table-cell>
          <table:table-cell table:formula="of:=SUM([.B38:.B38])*[.G38]" office:value-type="float" office:value="1.04285714285714" calcext:value-type="float">
            <text:p>1,0428571429</text:p>
          </table:table-cell>
          <table:table-cell/>
          <table:table-cell office:value-type="float" office:value="15" calcext:value-type="float">
            <text:p>15</text:p>
          </table:table-cell>
          <table:table-cell table:formula="of:=SUM([.E38:.E38])*1.46" office:value-type="float" office:value="21.9" calcext:value-type="float">
            <text:p>21,9</text:p>
          </table:table-cell>
          <table:table-cell table:formula="of:=SUM([.F38])/[.H38]" office:value-type="float" office:value="0.521428571428571" calcext:value-type="float">
            <text:p>0,5214285714</text:p>
          </table:table-cell>
          <table:table-cell office:value-type="float" office:value="42" calcext:value-type="float">
            <text:p>42</text:p>
          </table:table-cell>
          <table:table-cell table:formula="of:=SUM(([.H38])*[.$I$2])/[.$A$1]" office:value-type="float" office:value="0.00115068493150685" calcext:value-type="float">
            <text:p>0,0011506849</text:p>
          </table:table-cell>
          <table:table-cell table:formula="of:=SUM(([.H38])*[.$J$2])/[.$A$1]" office:value-type="float" office:value="0.0287671232876712" calcext:value-type="float">
            <text:p>0,0287671233</text:p>
          </table:table-cell>
          <table:table-cell table:formula="of:=SUM([.H38])/[.B38]" office:value-type="float" office:value="21" calcext:value-type="float">
            <text:p>21</text:p>
          </table:table-cell>
          <table:table-cell table:formula="of:=SUM([.K38])/[.$A$1]" office:value-type="float" office:value="0.0575342465753425" calcext:value-type="float">
            <text:p>0,0575342466</text:p>
          </table:table-cell>
          <table:table-cell table:formula="of:=SUM(([.L38])*[.B38])" office:value-type="float" office:value="0.115068493150685" calcext:value-type="float">
            <text:p>0,115068493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7.12" calcext:value-type="float">
            <text:p>7,12</text:p>
          </table:table-cell>
          <table:table-cell table:formula="of:=SUM(([.P38])*0.25)*365" office:value-type="float" office:value="649.7" calcext:value-type="float">
            <text:p>649,7</text:p>
          </table:table-cell>
        </table:table-row>
        <table:table-row table:style-name="ro1">
          <table:table-cell office:value-type="string" calcext:value-type="string">
            <text:p>zim</text:p>
          </table:table-cell>
          <table:table-cell office:value-type="float" office:value="1" calcext:value-type="float">
            <text:p>1</text:p>
          </table:table-cell>
          <table:table-cell table:formula="of:=SUM([.B39:.B39])*[.G39]" office:value-type="float" office:value="1.21666666666667" calcext:value-type="float">
            <text:p>1,2166666667</text:p>
          </table:table-cell>
          <table:table-cell/>
          <table:table-cell office:value-type="float" office:value="25" calcext:value-type="float">
            <text:p>25</text:p>
          </table:table-cell>
          <table:table-cell table:formula="of:=SUM([.E39:.E39])*1.46" office:value-type="float" office:value="36.5" calcext:value-type="float">
            <text:p>36,5</text:p>
          </table:table-cell>
          <table:table-cell table:formula="of:=SUM([.F39])/[.H39]" office:value-type="float" office:value="1.21666666666667" calcext:value-type="float">
            <text:p>1,2166666667</text:p>
          </table:table-cell>
          <table:table-cell office:value-type="float" office:value="30" calcext:value-type="float">
            <text:p>30</text:p>
          </table:table-cell>
          <table:table-cell table:formula="of:=SUM(([.H39])*[.$I$2])/[.$A$1]" office:value-type="float" office:value="0.000821917808219178" calcext:value-type="float">
            <text:p>0,0008219178</text:p>
          </table:table-cell>
          <table:table-cell table:formula="of:=SUM(([.H39])*[.$J$2])/[.$A$1]" office:value-type="float" office:value="0.0205479452054794" calcext:value-type="float">
            <text:p>0,0205479452</text:p>
          </table:table-cell>
          <table:table-cell table:formula="of:=SUM([.H39])/[.B39]" office:value-type="float" office:value="30" calcext:value-type="float">
            <text:p>30</text:p>
          </table:table-cell>
          <table:table-cell table:formula="of:=SUM([.K39])/[.$A$1]" office:value-type="float" office:value="0.0821917808219178" calcext:value-type="float">
            <text:p>0,0821917808</text:p>
          </table:table-cell>
          <table:table-cell table:formula="of:=SUM(([.L39])*[.B39])" office:value-type="float" office:value="0.0821917808219178" calcext:value-type="float">
            <text:p>0,0821917808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7.34" calcext:value-type="float">
            <text:p>7,34</text:p>
          </table:table-cell>
          <table:table-cell table:formula="of:=SUM(([.P39])*0.25)*365" office:value-type="float" office:value="669.775" calcext:value-type="float">
            <text:p>669,775</text:p>
          </table:table-cell>
        </table:table-row>
        <table:table-row table:style-name="ro1">
          <table:table-cell office:value-type="string" calcext:value-type="string">
            <text:p>lao</text:p>
          </table:table-cell>
          <table:table-cell office:value-type="float" office:value="1" calcext:value-type="float">
            <text:p>1</text:p>
          </table:table-cell>
          <table:table-cell table:formula="of:=SUM([.B40:.B40])*[.G40]" office:value-type="float" office:value="0.297959183673469" calcext:value-type="float">
            <text:p>0,2979591837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40:.E40])*1.46" office:value-type="float" office:value="14.6" calcext:value-type="float">
            <text:p>14,6</text:p>
          </table:table-cell>
          <table:table-cell table:formula="of:=SUM([.F40])/[.H40]" office:value-type="float" office:value="0.297959183673469" calcext:value-type="float">
            <text:p>0,2979591837</text:p>
          </table:table-cell>
          <table:table-cell office:value-type="float" office:value="49" calcext:value-type="float">
            <text:p>49</text:p>
          </table:table-cell>
          <table:table-cell table:formula="of:=SUM(([.H40])*[.$I$2])/[.$A$1]" office:value-type="float" office:value="0.00134246575342466" calcext:value-type="float">
            <text:p>0,0013424658</text:p>
          </table:table-cell>
          <table:table-cell table:formula="of:=SUM(([.H40])*[.$J$2])/[.$A$1]" office:value-type="float" office:value="0.0335616438356164" calcext:value-type="float">
            <text:p>0,0335616438</text:p>
          </table:table-cell>
          <table:table-cell table:formula="of:=SUM([.H40])/[.B40]" office:value-type="float" office:value="49" calcext:value-type="float">
            <text:p>49</text:p>
          </table:table-cell>
          <table:table-cell table:formula="of:=SUM([.K40])/[.$A$1]" office:value-type="float" office:value="0.134246575342466" calcext:value-type="float">
            <text:p>0,1342465753</text:p>
          </table:table-cell>
          <table:table-cell table:formula="of:=SUM(([.L40])*[.B40])" office:value-type="float" office:value="0.134246575342466" calcext:value-type="float">
            <text:p>0,134246575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7.56" calcext:value-type="float">
            <text:p>7,56</text:p>
          </table:table-cell>
          <table:table-cell table:formula="of:=SUM(([.P40])*0.25)*365" office:value-type="float" office:value="689.85" calcext:value-type="float">
            <text:p>689,85</text:p>
          </table:table-cell>
        </table:table-row>
        <table:table-row table:style-name="ro1">
          <table:table-cell table:number-columns-repeated="14"/>
          <table:table-cell office:value-type="float" office:value="38" calcext:value-type="float">
            <text:p>38</text:p>
          </table:table-cell>
          <table:table-cell office:value-type="float" office:value="7.78" calcext:value-type="float">
            <text:p>7,78</text:p>
          </table:table-cell>
          <table:table-cell table:formula="of:=SUM(([.P41])*0.25)*365" office:value-type="float" office:value="709.925" calcext:value-type="float">
            <text:p>709,925</text:p>
          </table:table-cell>
        </table:table-row>
        <table:table-row table:style-name="ro1">
          <table:table-cell table:number-columns-repeated="14"/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table:formula="of:=SUM(([.P42])*0.25)*365" office:value-type="float" office:value="730" calcext:value-type="float">
            <text:p>730</text:p>
          </table:table-cell>
        </table:table-row>
        <table:table-row table:style-name="ro1">
          <table:table-cell table:number-columns-repeated="14"/>
          <table:table-cell office:value-type="float" office:value="40" calcext:value-type="float">
            <text:p>40</text:p>
          </table:table-cell>
          <table:table-cell office:value-type="float" office:value="8.22" calcext:value-type="float">
            <text:p>8,22</text:p>
          </table:table-cell>
          <table:table-cell table:formula="of:=SUM(([.P43])*0.25)*365" office:value-type="float" office:value="750.075" calcext:value-type="float">
            <text:p>750,075</text:p>
          </table:table-cell>
        </table:table-row>
        <table:table-row table:style-name="ro1">
          <table:table-cell table:number-columns-repeated="14"/>
          <table:table-cell office:value-type="float" office:value="45" calcext:value-type="float">
            <text:p>45</text:p>
          </table:table-cell>
          <table:table-cell office:value-type="float" office:value="9.32" calcext:value-type="float">
            <text:p>9,32</text:p>
          </table:table-cell>
          <table:table-cell table:formula="of:=SUM(([.P44])*0.25)*365" office:value-type="float" office:value="850.45" calcext:value-type="float">
            <text:p>850,45</text:p>
          </table:table-cell>
        </table:table-row>
        <table:table-row table:style-name="ro1">
          <table:table-cell table:number-columns-repeated="14"/>
          <table:table-cell office:value-type="float" office:value="50" calcext:value-type="float">
            <text:p>50</text:p>
          </table:table-cell>
          <table:table-cell office:value-type="float" office:value="10.42" calcext:value-type="float">
            <text:p>10,42</text:p>
          </table:table-cell>
          <table:table-cell table:formula="of:=SUM(([.P45])*0.25)*365" office:value-type="float" office:value="950.825" calcext:value-type="float">
            <text:p>950,825</text:p>
          </table:table-cell>
        </table:table-row>
        <table:table-row table:style-name="ro1">
          <table:table-cell table:number-columns-repeated="14"/>
          <table:table-cell office:value-type="float" office:value="55" calcext:value-type="float">
            <text:p>55</text:p>
          </table:table-cell>
          <table:table-cell office:value-type="float" office:value="11.52" calcext:value-type="float">
            <text:p>11,52</text:p>
          </table:table-cell>
          <table:table-cell table:formula="of:=SUM(([.P46])*0.25)*365" office:value-type="float" office:value="1051.2" calcext:value-type="float">
            <text:p>1051,2</text:p>
          </table:table-cell>
        </table:table-row>
        <table:table-row table:style-name="ro1">
          <table:table-cell table:number-columns-repeated="14"/>
          <table:table-cell office:value-type="float" office:value="60" calcext:value-type="float">
            <text:p>60</text:p>
          </table:table-cell>
          <table:table-cell office:value-type="float" office:value="12.62" calcext:value-type="float">
            <text:p>12,62</text:p>
          </table:table-cell>
          <table:table-cell table:formula="of:=SUM(([.P47])*0.25)*365" office:value-type="float" office:value="1151.575" calcext:value-type="float">
            <text:p>1151,575</text:p>
          </table:table-cell>
        </table:table-row>
        <table:table-row table:style-name="ro1">
          <table:table-cell table:number-columns-repeated="14"/>
          <table:table-cell office:value-type="float" office:value="65" calcext:value-type="float">
            <text:p>65</text:p>
          </table:table-cell>
          <table:table-cell office:value-type="float" office:value="13.72" calcext:value-type="float">
            <text:p>13,72</text:p>
          </table:table-cell>
          <table:table-cell table:formula="of:=SUM(([.P48])*0.25)*365" office:value-type="float" office:value="1251.95" calcext:value-type="float">
            <text:p>1251,95</text:p>
          </table:table-cell>
        </table:table-row>
        <table:table-row table:style-name="ro1">
          <table:table-cell table:number-columns-repeated="14"/>
          <table:table-cell office:value-type="float" office:value="70" calcext:value-type="float">
            <text:p>70</text:p>
          </table:table-cell>
          <table:table-cell office:value-type="float" office:value="14.82" calcext:value-type="float">
            <text:p>14,82</text:p>
          </table:table-cell>
          <table:table-cell table:formula="of:=SUM(([.P49])*0.25)*365" office:value-type="float" office:value="1352.325" calcext:value-type="float">
            <text:p>1352,325</text:p>
          </table:table-cell>
        </table:table-row>
        <table:table-row table:style-name="ro1">
          <table:table-cell table:number-columns-repeated="14"/>
          <table:table-cell office:value-type="float" office:value="75" calcext:value-type="float">
            <text:p>75</text:p>
          </table:table-cell>
          <table:table-cell office:value-type="float" office:value="15.92" calcext:value-type="float">
            <text:p>15,92</text:p>
          </table:table-cell>
          <table:table-cell table:formula="of:=SUM(([.P50])*0.25)*365" office:value-type="float" office:value="1452.7" calcext:value-type="float">
            <text:p>1452,7</text:p>
          </table:table-cell>
        </table:table-row>
        <table:table-row table:style-name="ro1">
          <table:table-cell table:number-columns-repeated="14"/>
          <table:table-cell office:value-type="float" office:value="80" calcext:value-type="float">
            <text:p>80</text:p>
          </table:table-cell>
          <table:table-cell office:value-type="float" office:value="17.02" calcext:value-type="float">
            <text:p>17,02</text:p>
          </table:table-cell>
          <table:table-cell table:formula="of:=SUM(([.P51])*0.25)*365" office:value-type="float" office:value="1553.075" calcext:value-type="float">
            <text:p>1553,075</text:p>
          </table:table-cell>
        </table:table-row>
        <table:table-row table:style-name="ro1">
          <table:table-cell table:number-columns-repeated="14"/>
          <table:table-cell office:value-type="float" office:value="85" calcext:value-type="float">
            <text:p>85</text:p>
          </table:table-cell>
          <table:table-cell office:value-type="float" office:value="18.12" calcext:value-type="float">
            <text:p>18,12</text:p>
          </table:table-cell>
          <table:table-cell table:formula="of:=SUM(([.P52])*0.25)*365" office:value-type="float" office:value="1653.45" calcext:value-type="float">
            <text:p>1653,45</text:p>
          </table:table-cell>
        </table:table-row>
        <table:table-row table:style-name="ro1">
          <table:table-cell table:number-columns-repeated="14"/>
          <table:table-cell office:value-type="float" office:value="95" calcext:value-type="float">
            <text:p>95</text:p>
          </table:table-cell>
          <table:table-cell office:value-type="float" office:value="20.32" calcext:value-type="float">
            <text:p>20,32</text:p>
          </table:table-cell>
          <table:table-cell table:formula="of:=SUM(([.P53])*0.25)*365" office:value-type="float" office:value="1854.2" calcext:value-type="float">
            <text:p>1854,2</text:p>
          </table:table-cell>
        </table:table-row>
        <table:table-row table:style-name="ro1">
          <table:table-cell table:number-columns-repeated="14"/>
          <table:table-cell office:value-type="float" office:value="105" calcext:value-type="float">
            <text:p>105</text:p>
          </table:table-cell>
          <table:table-cell office:value-type="float" office:value="22.52" calcext:value-type="float">
            <text:p>22,52</text:p>
          </table:table-cell>
          <table:table-cell table:formula="of:=SUM(([.P54])*0.25)*365" office:value-type="float" office:value="2054.95" calcext:value-type="float">
            <text:p>2054,95</text:p>
          </table:table-cell>
        </table:table-row>
        <table:table-row table:style-name="ro1">
          <table:table-cell table:number-columns-repeated="14"/>
          <table:table-cell office:value-type="float" office:value="115" calcext:value-type="float">
            <text:p>115</text:p>
          </table:table-cell>
          <table:table-cell office:value-type="float" office:value="24.72" calcext:value-type="float">
            <text:p>24,72</text:p>
          </table:table-cell>
          <table:table-cell table:formula="of:=SUM(([.P55])*0.25)*365" office:value-type="float" office:value="2255.7" calcext:value-type="float">
            <text:p>2255,7</text:p>
          </table:table-cell>
        </table:table-row>
        <table:table-row table:style-name="ro1">
          <table:table-cell table:number-columns-repeated="14"/>
          <table:table-cell office:value-type="float" office:value="125" calcext:value-type="float">
            <text:p>125</text:p>
          </table:table-cell>
          <table:table-cell office:value-type="float" office:value="26.92" calcext:value-type="float">
            <text:p>26,92</text:p>
          </table:table-cell>
          <table:table-cell table:formula="of:=SUM(([.P56])*0.25)*365" office:value-type="float" office:value="2456.45" calcext:value-type="float">
            <text:p>2456,45</text:p>
          </table:table-cell>
        </table:table-row>
        <table:table-row table:style-name="ro1">
          <table:table-cell table:number-columns-repeated="14"/>
          <table:table-cell office:value-type="float" office:value="135" calcext:value-type="float">
            <text:p>135</text:p>
          </table:table-cell>
          <table:table-cell office:value-type="float" office:value="29.12" calcext:value-type="float">
            <text:p>29,12</text:p>
          </table:table-cell>
          <table:table-cell table:formula="of:=SUM(([.P57])*0.25)*365" office:value-type="float" office:value="2657.2" calcext:value-type="float">
            <text:p>2657,2</text:p>
          </table:table-cell>
        </table:table-row>
        <table:table-row table:style-name="ro1">
          <table:table-cell table:number-columns-repeated="14"/>
          <table:table-cell office:value-type="float" office:value="145" calcext:value-type="float">
            <text:p>145</text:p>
          </table:table-cell>
          <table:table-cell office:value-type="float" office:value="31.3199999999999" calcext:value-type="float">
            <text:p>31,32</text:p>
          </table:table-cell>
          <table:table-cell table:formula="of:=SUM(([.P58])*0.25)*365" office:value-type="float" office:value="2857.94999999999" calcext:value-type="float">
            <text:p>2857,95</text:p>
          </table:table-cell>
        </table:table-row>
        <table:table-row table:style-name="ro1">
          <table:table-cell table:number-columns-repeated="14"/>
          <table:table-cell office:value-type="float" office:value="155" calcext:value-type="float">
            <text:p>155</text:p>
          </table:table-cell>
          <table:table-cell office:value-type="float" office:value="33.5199999999999" calcext:value-type="float">
            <text:p>33,52</text:p>
          </table:table-cell>
          <table:table-cell table:formula="of:=SUM(([.P59])*0.25)*365" office:value-type="float" office:value="3058.69999999999" calcext:value-type="float">
            <text:p>3058,7</text:p>
          </table:table-cell>
        </table:table-row>
        <table:table-row table:style-name="ro1">
          <table:table-cell table:number-columns-repeated="14"/>
          <table:table-cell office:value-type="float" office:value="165" calcext:value-type="float">
            <text:p>165</text:p>
          </table:table-cell>
          <table:table-cell office:value-type="float" office:value="35.7199999999999" calcext:value-type="float">
            <text:p>35,72</text:p>
          </table:table-cell>
          <table:table-cell table:formula="of:=SUM(([.P60])*0.25)*365" office:value-type="float" office:value="3259.44999999999" calcext:value-type="float">
            <text:p>3259,45</text:p>
          </table:table-cell>
        </table:table-row>
        <table:table-row table:style-name="ro1">
          <table:table-cell table:number-columns-repeated="14"/>
          <table:table-cell office:value-type="float" office:value="175" calcext:value-type="float">
            <text:p>175</text:p>
          </table:table-cell>
          <table:table-cell office:value-type="float" office:value="37.9199999999999" calcext:value-type="float">
            <text:p>37,92</text:p>
          </table:table-cell>
          <table:table-cell table:formula="of:=SUM(([.P61])*0.25)*365" office:value-type="float" office:value="3460.19999999999" calcext:value-type="float">
            <text:p>3460,2</text:p>
          </table:table-cell>
        </table:table-row>
        <table:table-row table:style-name="ro1">
          <table:table-cell table:number-columns-repeated="14"/>
          <table:table-cell office:value-type="float" office:value="185" calcext:value-type="float">
            <text:p>185</text:p>
          </table:table-cell>
          <table:table-cell office:value-type="float" office:value="40.1199999999999" calcext:value-type="float">
            <text:p>40,12</text:p>
          </table:table-cell>
          <table:table-cell table:formula="of:=SUM(([.P62])*0.25)*365" office:value-type="float" office:value="3660.94999999999" calcext:value-type="float">
            <text:p>3660,95</text:p>
          </table:table-cell>
        </table:table-row>
        <table:table-row table:style-name="ro1">
          <table:table-cell table:number-columns-repeated="14"/>
          <table:table-cell office:value-type="float" office:value="195" calcext:value-type="float">
            <text:p>195</text:p>
          </table:table-cell>
          <table:table-cell office:value-type="float" office:value="42.3199999999999" calcext:value-type="float">
            <text:p>42,32</text:p>
          </table:table-cell>
          <table:table-cell table:formula="of:=SUM(([.P63])*0.25)*365" office:value-type="float" office:value="3861.69999999999" calcext:value-type="float">
            <text:p>3861,7</text:p>
          </table:table-cell>
        </table:table-row>
        <table:table-row table:style-name="ro1">
          <table:table-cell table:number-columns-repeated="14"/>
          <table:table-cell office:value-type="float" office:value="205" calcext:value-type="float">
            <text:p>205</text:p>
          </table:table-cell>
          <table:table-cell office:value-type="float" office:value="44.5199999999999" calcext:value-type="float">
            <text:p>44,52</text:p>
          </table:table-cell>
          <table:table-cell table:formula="of:=SUM(([.P64])*0.25)*365" office:value-type="float" office:value="4062.44999999999" calcext:value-type="float">
            <text:p>4062,45</text:p>
          </table:table-cell>
        </table:table-row>
        <table:table-row table:style-name="ro1" table:number-rows-repeated="16">
          <table:table-cell table:number-columns-repeated="17"/>
        </table:table-row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Mil IC</text:p>
          </table:table-cell>
          <table:table-cell table:number-columns-repeated="2"/>
          <table:table-cell office:value-type="string" calcext:value-type="string">
            <text:p>Sug. Mil-EX</text:p>
          </table:table-cell>
          <table:table-cell office:value-type="string" calcext:value-type="string">
            <text:p>Mil IC remove</text:p>
          </table:table-cell>
          <table:table-cell/>
          <table:table-cell office:value-type="string" calcext:value-type="string">
            <text:p>new tot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SA</text:p>
          </table:table-cell>
          <table:table-cell office:value-type="float" office:value="98" calcext:value-type="float">
            <text:p>9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52" calcext:value-type="float">
            <text:p>5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ussia</text:p>
          </table:table-cell>
          <table:table-cell office:value-type="float" office:value="51" calcext:value-type="float">
            <text:p>5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26" calcext:value-type="float">
            <text:p>2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24" calcext:value-type="float">
            <text:p>2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K</text:p>
          </table:table-cell>
          <table:table-cell office:value-type="float" office:value="26" calcext:value-type="float">
            <text:p>2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18" calcext:value-type="float">
            <text:p>1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10" calcext:value-type="float">
            <text:p>1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K</text:p>
          </table:table-cell>
          <table:table-cell office:value-type="float" office:value="16" calcext:value-type="float">
            <text:p>1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we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or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ur</text:p>
          </table:table-cell>
          <table:table-cell office:value-type="float" office:value="12" calcext:value-type="float">
            <text:p>1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</text:p>
          </table:table-cell>
          <table:table-cell office:value-type="float" office:value="15" calcext:value-type="float">
            <text:p>1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ol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el</text:p>
          </table:table-cell>
          <table:table-cell office:value-type="float" office:value="8" calcext:value-type="float">
            <text:p>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ustr</text:p>
          </table:table-cell>
          <table:table-cell office:value-type="float" office:value="6" calcext:value-type="float">
            <text:p>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AF</text:p>
          </table:table-cell>
          <table:table-cell office:value-type="float" office:value="9" calcext:value-type="float">
            <text:p>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kr</text:p>
          </table:table-cell>
          <table:table-cell office:value-type="float" office:value="9" calcext:value-type="float">
            <text:p>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ro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hen remove mil IC from all useless nations once system is done</text:p>
          </table:table-cell>
          <table:table-cell table:number-columns-repeated="16"/>
        </table:table-row>
      </table:table>
      <table:named-expressions/>
      <table:database-ranges>
        <table:database-range table:name="__Anonymous_Sheet_DB__0" table:target-range-address="Sheet1.A3:Sheet1.L40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b" fo:country="NO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nb" number:country="NO">kr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nb" number:country="NO">kr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nb" number:country="NO">
      <number:text>kr </number:text>
      <number:number number:decimal-places="0" loext:min-decimal-places="0" number:min-integer-digits="1" number:grouping="true"/>
    </number:number-style>
    <number:number-style style:name="N10108" number:language="nb" number:country="NO">
      <number:text>kr -</number:text>
      <number:number number:decimal-places="0" loext:min-decimal-places="0" number:min-integer-digits="1" number:grouping="true"/>
      <style:map style:condition="value()&gt;=0" style:apply-style-name="N10108P0"/>
    </number:number-style>
    <number:number-style style:name="N10109P0" style:volatile="true" number:language="nb" number:country="NO">
      <number:text>kr </number:text>
      <number:number number:decimal-places="0" loext:min-decimal-places="0" number:min-integer-digits="1" number:grouping="true"/>
    </number:number-style>
    <number:number-style style:name="N10109" number:language="nb" number:country="NO">
      <style:text-properties fo:color="#ff0000"/>
      <number:text>kr -</number:text>
      <number:number number:decimal-places="0" loext:min-decimal-places="0" number:min-integer-digits="1" number:grouping="true"/>
      <style:map style:condition="value()&gt;=0" style:apply-style-name="N10109P0"/>
    </number:number-style>
    <number:number-style style:name="N10111P0" style:volatile="true" number:language="nb" number:country="NO">
      <number:text>kr </number:text>
      <number:number number:decimal-places="2" loext:min-decimal-places="2" number:min-integer-digits="1" number:grouping="true"/>
    </number:number-style>
    <number:number-style style:name="N10111" number:language="nb" number:country="NO">
      <number:text>kr -</number:text>
      <number:number number:decimal-places="2" loext:min-decimal-places="2" number:min-integer-digits="1" number:grouping="true"/>
      <style:map style:condition="value()&gt;=0" style:apply-style-name="N10111P0"/>
    </number:number-style>
    <number:number-style style:name="N10112P0" style:volatile="true" number:language="nb" number:country="NO">
      <number:text>kr </number:text>
      <number:number number:decimal-places="2" loext:min-decimal-places="2" number:min-integer-digits="1" number:grouping="true"/>
    </number:number-style>
    <number:number-style style:name="N10112" number:language="nb" number:country="NO">
      <style:text-properties fo:color="#ff0000"/>
      <number:text>kr -</number:text>
      <number:number number:decimal-places="2" loext:min-decimal-places="2" number:min-integer-digits="1" number:grouping="true"/>
      <style:map style:condition="value()&gt;=0" style:apply-style-name="N10112P0"/>
    </number:number-style>
    <number:date-style style:name="N10113" number:language="nb" number:country="NO">
      <number:day number:style="long"/>
      <number:text>.</number:text>
      <number:month number:textual="true"/>
      <number:text>.</number:text>
      <number:year/>
    </number:date-style>
    <number:date-style style:name="N10114" number:language="nb" number:country="NO">
      <number:day number:style="long"/>
      <number:text>.</number:text>
      <number:month number:textual="true"/>
    </number:date-style>
    <number:date-style style:name="N10115" number:language="nb" number:country="NO">
      <number:month number:textual="true"/>
      <number:text>.</number:text>
      <number:year/>
    </number:date-style>
    <number:time-style style:name="N10116" number:language="nb" number:country="NO">
      <number:hours/>
      <number:text>:</number:text>
      <number:minutes number:style="long"/>
      <number:text> </number:text>
      <number:am-pm/>
    </number:time-style>
    <number:time-style style:name="N10117" number:language="nb" number:country="NO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nb" number:country="NO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nb" number:country="NO">
      <number:number number:decimal-places="0" loext:min-decimal-places="0" number:min-integer-digits="1" number:grouping="true"/>
    </number:number-style>
    <number:number-style style:name="N10119" number:language="nb" number:country="NO"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nb" number:country="NO">
      <number:number number:decimal-places="0" loext:min-decimal-places="0" number:min-integer-digits="1" number:grouping="true"/>
    </number:number-style>
    <number:number-style style:name="N10120" number:language="nb" number:country="NO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20P0"/>
    </number:number-style>
    <number:number-style style:name="N10121P0" style:volatile="true" number:language="nb" number:country="NO">
      <number:number number:decimal-places="2" loext:min-decimal-places="2" number:min-integer-digits="1" number:grouping="true"/>
    </number:number-style>
    <number:number-style style:name="N10121" number:language="nb" number:country="NO"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nb" number:country="NO">
      <number:number number:decimal-places="2" loext:min-decimal-places="2" number:min-integer-digits="1" number:grouping="true"/>
    </number:number-style>
    <number:number-style style:name="N10122" number:language="nb" number:country="NO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2P0"/>
    </number:number-style>
    <number:number-style style:name="N10126P0" style:volatile="true" number:language="nb" number:country="NO">
      <number:text> </number:text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nb" number:country="NO">
      <number:text> -</number:text>
      <number:number number:decimal-places="0" loext:min-decimal-places="0" number:min-integer-digits="1" number:grouping="true"/>
      <number:text> </number:text>
    </number:number-style>
    <number:number-style style:name="N10126P2" style:volatile="true" number:language="nb" number:country="NO">
      <number:text> - </number:text>
    </number:number-style>
    <number:text-style style:name="N10126" number:language="nb" number:country="NO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nb" number:country="NO">
      <number:text> kr </number:text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nb" number:country="NO">
      <number:text> kr -</number:text>
      <number:number number:decimal-places="0" loext:min-decimal-places="0" number:min-integer-digits="1" number:grouping="true"/>
      <number:text> </number:text>
    </number:number-style>
    <number:number-style style:name="N10130P2" style:volatile="true" number:language="nb" number:country="NO">
      <number:text> kr - </number:text>
    </number:number-style>
    <number:text-style style:name="N10130" number:language="nb" number:country="NO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nb" number:country="NO">
      <number:text> </number:text>
      <number:number number:decimal-places="2" loext:min-decimal-places="2" number:min-integer-digits="1" number:grouping="true"/>
      <number:text> </number:text>
    </number:number-style>
    <number:number-style style:name="N10134P1" style:volatile="true" number:language="nb" number:country="NO">
      <number:text> -</number:text>
      <number:number number:decimal-places="2" loext:min-decimal-places="2" number:min-integer-digits="1" number:grouping="true"/>
      <number:text> </number:text>
    </number:number-style>
    <number:number-style style:name="N10134P2" style:volatile="true" number:language="nb" number:country="NO">
      <number:text> -</number:text>
      <number:number number:decimal-places="0" loext:min-decimal-places="0" number:min-integer-digits="0"/>
      <number:text> </number:text>
    </number:number-style>
    <number:text-style style:name="N10134" number:language="nb" number:country="NO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nb" number:country="NO">
      <number:text> kr </number:text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nb" number:country="NO">
      <number:text> kr -</number:text>
      <number:number number:decimal-places="2" loext:min-decimal-places="2" number:min-integer-digits="1" number:grouping="true"/>
      <number:text> </number:text>
    </number:number-style>
    <number:number-style style:name="N10138P2" style:volatile="true" number:language="nb" number:country="NO">
      <number:text> kr -</number:text>
      <number:number number:decimal-places="0" loext:min-decimal-places="0" number:min-integer-digits="0"/>
      <number:text> </number:text>
    </number:number-style>
    <number:text-style style:name="N10138" number:language="nb" number:country="NO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time-style style:name="N10139" number:language="nb" number:country="NO">
      <number:minutes number:style="long"/>
      <number:text>:</number:text>
      <number:seconds number:style="long"/>
    </number:time-style>
    <number:time-style style:name="N10140" number:language="nb" number:country="NO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1" number:language="nb" number:country="NO">
      <number:minutes number:style="long"/>
      <number:text>:</number:text>
      <number:seconds number:style="long" number:decimal-places="1"/>
    </number:time-style>
    <number:number-style style:name="N10142" number:language="nb" number:country="NO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46P0" style:volatile="true" number:language="nb" number:country="NO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6P1" style:volatile="true" number:language="nb" number:country="NO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46P2" style:volatile="true" number:language="nb" number:country="NO">
      <loext:text> </loext:text>
      <loext:fill-character> </loext:fill-character>
      <number:text>- </number:text>
    </number:number-style>
    <number:text-style style:name="N10146" number:language="nb" number:country="NO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nb" number:country="NO">
      <loext:text> kr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0P1" style:volatile="true" number:language="nb" number:country="NO">
      <loext:text> kr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50P2" style:volatile="true" number:language="nb" number:country="NO">
      <loext:text> kr </loext:text>
      <loext:fill-character> </loext:fill-character>
      <number:text>- </number:text>
    </number:number-style>
    <number:text-style style:name="N10150" number:language="nb" number:country="NO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number-style style:name="N10154P0" style:volatile="true" number:language="nb" number:country="NO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4P1" style:volatile="true" number:language="nb" number:country="NO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54P2" style:volatile="true" number:language="nb" number:country="NO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4" number:language="nb" number:country="NO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number-style style:name="N10158P0" style:volatile="true" number:language="nb" number:country="NO">
      <loext:text> kr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8P1" style:volatile="true" number:language="nb" number:country="NO">
      <loext:text> kr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58P2" style:volatile="true" number:language="nb" number:country="NO">
      <loext:text> kr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8" number:language="nb" number:country="NO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7">00.00.0000</text:date>, <text:time style:data-style-name="N2" text:time-value="00:16:26.13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1T01:27:09.786000000</meta:creation-date>
    <dc:date>2018-06-27T00:42:19.516000000</dc:date>
    <meta:editing-duration>PT6H49M23S</meta:editing-duration>
    <meta:editing-cycles>7</meta:editing-cycles>
    <meta:generator>LibreOffice/5.0.2.2$Windows_x86 LibreOffice_project/37b43f919e4de5eeaca9b9755ed688758a8251fe</meta:generator>
    <meta:document-statistic meta:table-count="1" meta:cell-count="707" meta:object-count="0"/>
  </office:meta>
</office:document-meta>
</file>